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duration="PT00H01M00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9966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94bd5e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cccc00" draw:textarea-horizontal-align="center" draw:textarea-vertical-align="middle" draw:shadow="visible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cc66" draw:textarea-horizontal-align="center" draw:textarea-vertical-align="middle" draw:shadow="visible"/>
    </style:style>
    <style:style style:name="gr8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950e" draw:textarea-horizontal-align="center" draw:textarea-vertical-align="middle" draw:shadow="visib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="solid" draw:fill-color="#23b8dc" draw:textarea-horizontal-align="center" draw:textarea-vertical-align="middle"/>
    </style:style>
    <style:style style:name="gr14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15" style:family="graphic" style:parent-style-name="standard">
      <style:graphic-properties draw:fill="solid" draw:fill-color="#23ff23" draw:textarea-horizontal-align="center" draw:textarea-vertical-align="middle"/>
    </style:style>
    <style:style style:name="gr16" style:family="graphic" style:parent-style-name="standard">
      <style:graphic-properties draw:fill="solid" draw:fill-color="#0099ff" draw:textarea-horizontal-align="center" draw:textarea-vertical-align="middle"/>
    </style:style>
    <style:style style:name="gr17" style:family="graphic" style:parent-style-name="standard">
      <style:graphic-properties draw:fill="solid" draw:fill-color="#ff8080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ffffff" draw:textarea-horizontal-align="center" draw:textarea-vertical-align="middle"/>
    </style:style>
    <style:style style:name="gr20" style:family="graphic" style:parent-style-name="standard">
      <style:graphic-properties draw:fill="solid" draw:fill-color="#0099ff" draw:textarea-horizontal-align="center" draw:textarea-vertical-align="middle"/>
    </style:style>
    <style:style style:name="gr21" style:family="graphic" style:parent-style-name="standard">
      <style:graphic-properties draw:fill="solid" draw:fill-color="#ff8080" draw:textarea-horizontal-align="center" draw:textarea-vertical-align="middle"/>
    </style:style>
    <style:style style:name="gr22" style:family="graphic" style:parent-style-name="standard">
      <style:graphic-properties draw:fill="solid" draw:fill-color="#00dcff" draw:textarea-horizontal-align="center" draw:textarea-vertical-align="middle"/>
    </style:style>
    <style:style style:name="gr23" style:family="graphic" style:parent-style-name="standard">
      <style:graphic-properties draw:fill="solid" draw:fill-color="#ffff99" draw:textarea-horizontal-align="center" draw:textarea-vertical-align="middle"/>
    </style:style>
    <style:style style:name="gr24" style:family="graphic" style:parent-style-name="standard">
      <style:graphic-properties draw:fill="solid" draw:fill-color="#ccccff" draw:textarea-horizontal-align="center" draw:textarea-vertical-align="middle"/>
    </style:style>
    <style:style style:name="gr25" style:family="graphic" style:parent-style-name="standard">
      <style:graphic-properties draw:fill="solid" draw:fill-color="#b3b3b3" draw:textarea-horizontal-align="center" draw:textarea-vertical-align="middle"/>
    </style:style>
    <style:style style:name="gr2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99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.214cm"/>
    </style:style>
    <style:style style:name="gr29" style:family="graphic" style:parent-style-name="standard">
      <style:graphic-properties draw:fill="solid" draw:fill-color="#3deb3d" draw:textarea-horizontal-align="center" draw:textarea-vertical-align="middle"/>
    </style:style>
    <style:style style:name="gr30" style:family="graphic" style:parent-style-name="standard">
      <style:graphic-properties draw:fill="solid" draw:fill-color="#e6ff00" draw:textarea-horizontal-align="center" draw:textarea-vertical-align="middle"/>
    </style:style>
    <style:style style:name="gr31" style:family="graphic" style:parent-style-name="standard">
      <style:graphic-properties draw:fill="solid" draw:fill-color="#ff6633" draw:textarea-horizontal-align="center" draw:textarea-vertical-align="middle"/>
    </style:style>
    <style:style style:name="gr32" style:family="graphic" style:parent-style-name="standard">
      <style:graphic-properties svg:stroke-width="0.203cm" svg:stroke-color="#008080" draw:marker-start-width="0.503cm" draw:marker-end="Arrow" draw:marker-end-width="0.603cm" draw:fill="solid" draw:fill-color="#ffff99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fill="solid" draw:fill-color="#99ccff" draw:textarea-horizontal-align="center" draw:textarea-vertical-align="middle"/>
    </style:style>
    <style:style style:name="gr34" style:family="graphic" style:parent-style-name="standard">
      <style:graphic-properties draw:fill="solid" draw:fill-color="#33cc66" draw:textarea-horizontal-align="center" draw:textarea-vertical-align="middle"/>
    </style:style>
    <style:style style:name="gr35" style:family="graphic" style:parent-style-name="standard">
      <style:graphic-properties svg:stroke-width="0.203cm" svg:stroke-color="#800080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5cm" fo:min-width="3.252cm"/>
    </style:style>
    <style:style style:name="gr38" style:family="graphic" style:parent-style-name="standard">
      <style:graphic-properties svg:stroke-width="0.254cm" svg:stroke-color="#ff3333" draw:marker-start-width="0.579cm" draw:marker-end-width="0.579cm" draw:fill-color="#ffffff" draw:textarea-horizontal-align="justify" draw:textarea-vertical-align="middle" draw:auto-grow-height="false" fo:padding-top="0.25cm" fo:padding-bottom="0.762cm" fo:padding-left="0.375cm" fo:padding-right="0.375cm"/>
    </style:style>
    <style:style style:name="gr39" style:family="graphic" style:parent-style-name="standard">
      <style:graphic-properties draw:fill="solid" draw:fill-color="#e6ff00" draw:textarea-horizontal-align="center" draw:textarea-vertical-align="top"/>
    </style:style>
    <style:style style:name="gr40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41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42" style:family="graphic" style:parent-style-name="standard">
      <style:graphic-properties draw:fill-color="#ff3333" draw:textarea-horizontal-align="center" draw:textarea-vertical-align="middle"/>
    </style:style>
    <style:style style:name="gr4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4" style:family="graphic" style:parent-style-name="standard">
      <style:graphic-properties draw:fill-color="#00ff00" draw:textarea-horizontal-align="center" draw:textarea-vertical-align="middle"/>
    </style:style>
    <style:style style:name="gr45" style:family="graphic" style:parent-style-name="standard">
      <style:graphic-properties draw:fill-color="#33cc66" draw:textarea-horizontal-align="center" draw:textarea-vertical-align="middle"/>
    </style:style>
    <style:style style:name="gr46" style:family="graphic" style:parent-style-name="standard">
      <style:graphic-properties draw:ole-draw-aspect="1"/>
    </style:style>
    <style:style style:name="pr1" style:family="presentation" style:parent-style-name="lyt-tunnel-title">
      <style:graphic-properties draw:fill-color="#ffffff" draw:auto-grow-height="true" fo:min-height="2.844cm"/>
    </style:style>
    <style:style style:name="pr2" style:family="presentation" style:parent-style-name="lyt-tunnel-outline1">
      <style:graphic-properties draw:fill-color="#ffffff" fo:min-height="10.25cm"/>
    </style:style>
    <style:style style:name="pr3" style:family="presentation" style:parent-style-name="lyt-tunnel-notes">
      <style:graphic-properties draw:fill-color="#ffffff" draw:auto-grow-height="true" fo:min-height="13.365cm"/>
    </style:style>
    <style:style style:name="pr4" style:family="presentation" style:parent-style-name="lyt-tunnel-title">
      <style:graphic-properties draw:auto-grow-height="true" fo:min-height="2.844cm"/>
    </style:style>
    <style:style style:name="pr5" style:family="presentation" style:parent-style-name="lyt-tunnel-notes">
      <style:graphic-properties draw:fill-color="#ffffff" fo:min-height="13.114cm"/>
    </style:style>
    <style:style style:name="pr6" style:family="presentation" style:parent-style-name="lyt-tunnel-outline1">
      <style:graphic-properties draw:auto-grow-height="true" fo:min-height="10.501cm"/>
    </style:style>
    <style:style style:name="pr7" style:family="presentation" style:parent-style-name="lyt-tunnel-outline1">
      <style:graphic-properties fo:min-height="13.39cm"/>
    </style:style>
    <style:style style:name="pr8" style:family="presentation" style:parent-style-name="lyt-tunnel-outline1">
      <style:graphic-properties fo:min-height="13.452cm"/>
    </style:style>
    <style:style style:name="pr9" style:family="presentation" style:parent-style-name="lyt-tunnel-title">
      <style:graphic-properties draw:auto-grow-height="true" fo:min-height="2.129cm"/>
    </style:style>
    <style:style style:name="pr10" style:family="presentation" style:parent-style-name="lyt-tunnel-title">
      <style:graphic-properties fo:min-height="2.593cm"/>
    </style:style>
    <style:style style:name="pr11" style:family="presentation" style:parent-style-name="lyt-tunnel-title">
      <style:graphic-properties fo:min-height="3.984cm"/>
    </style:style>
    <style:style style:name="pr12" style:family="presentation" style:parent-style-name="lyt-tunnel-outline1">
      <style:graphic-properties fo:min-height="16.127cm"/>
    </style:style>
    <style:style style:name="pr13" style:family="presentation" style:parent-style-name="lyt-tunnel-outline1">
      <style:graphic-properties fo:min-height="10.25cm"/>
    </style:style>
    <style:style style:name="P1" style:family="paragraph">
      <style:paragraph-properties fo:margin-left="0cm" fo:margin-right="0cm" fo:text-indent="0cm"/>
      <style:text-properties fo:text-shadow="1pt 1pt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60pt" fo:text-shadow="1pt 1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8pt" fo:text-shadow="none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family="'Liberation Sans'" style:font-family-generic="swiss" style:font-pitch="variable" fo:font-size="40pt" style:font-size-asian="40pt" style:font-size-complex="40pt"/>
    </style:style>
    <style:style style:name="P1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3" style:family="text">
      <style:text-properties fo:font-size="48pt" fo:text-shadow="none" fo:font-weight="bold" style:font-size-asian="48pt" style:font-weight-asian="bold" style:font-size-complex="48pt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family="'Liberation Sans'" style:font-family-generic="swiss" style:font-pitch="variable" fo:font-size="40pt" style:font-size-asian="40pt" style:font-size-complex="40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cm" svg:y="1.5cm" presentation:class="title" presentation:user-transformed="true">
          <draw:text-box>
            <text:p><text:span text:style-name="T1">virtio- and vhost- net</text:span></text:p>
          </draw:text-box>
        </draw:frame>
        <draw:frame presentation:style-name="pr2" draw:text-style-name="P3" draw:layer="layout" svg:width="23.5cm" svg:height="10.25cm" svg:x="2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Michael S Tsirkin <text:s text:c="6"/>Red Hat</text:p>
                    <text:p/>
                  </text:list-header>
                </text:list>
                <text:p text:style-name="P2"><text:s text:c="18"/>need for speed<text:line-break/> <text:s text:c="11"/>Performance challenges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2">TX</text:span></text:p>
          </draw:text-box>
        </draw:frame>
        <draw:rect draw:style-name="gr2" draw:text-style-name="P7" draw:layer="layout" svg:width="16.51cm" svg:height="2.54cm" svg:x="5.715cm" svg:y="5.08cm">
          <text:p text:style-name="P6"><text:span text:style-name="T3">Guest</text:span></text:p>
        </draw:rect>
        <draw:rect draw:style-name="gr3" draw:text-style-name="P8" draw:layer="layout" svg:width="16.51cm" svg:height="2.54cm" svg:x="5.715cm" svg:y="14.605cm">
          <text:p text:style-name="P6"><text:span text:style-name="T4">qemu</text:span></text:p>
        </draw:rect>
        <draw:rect draw:style-name="gr4" draw:text-style-name="P8" draw:layer="layout" svg:width="5.08cm" svg:height="2.54cm" svg:x="17.145cm" svg:y="9.525cm">
          <text:p text:style-name="P6"><text:span text:style-name="T4">tap</text:span></text:p>
        </draw:rect>
        <draw:rect draw:style-name="gr5" draw:text-style-name="P8" draw:layer="layout" svg:width="5.08cm" svg:height="2.54cm" svg:x="5.715cm" svg:y="9.525cm">
          <text:p text:style-name="P6"><text:span text:style-name="T4">KVM</text:span></text:p>
        </draw:rect>
        <draw:custom-shape draw:style-name="gr6" draw:text-style-name="P6" draw:id="id1" draw:layer="layout" svg:width="0.635cm" svg:height="1.905cm" svg:x="8.255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id="id2" draw:layer="layout" svg:width="0.635cm" svg:height="2.54cm" svg:x="8.235cm" svg:y="12.065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id="id3" draw:layer="layout" svg:width="0.635cm" svg:height="2.54cm" svg:x="19.685cm" svg:y="12.0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</anim:par>
              <anim:par smil:begin="2s">
                <anim:par smil:begin="13s" smil:fill="hold" presentation:node-type="after-previous" presentation:preset-class="entrance" presentation:preset-id="ooo-entrance-box" presentation:preset-sub-type="in">
                  <anim:set smil:begin="0s" smil:dur="0.004s" smil:fill="hold" smil:targetElement="id2" smil:attributeName="visibility" smil:to="visible"/>
                  <anim:transitionFilter smil:dur="2s" smil:targetElement="id2" smil:type="irisWipe" smil:subtype="rectangle" smil:direction="reverse"/>
                </anim:par>
              </anim:par>
              <anim:par smil:begin="17s">
                <anim:par smil:begin="12s" smil:fill="hold" presentation:node-type="after-previous" presentation:preset-class="entrance" presentation:preset-id="ooo-entrance-box" presentation:preset-sub-type="in">
                  <anim:set smil:begin="0s" smil:dur="0.004s" smil:fill="hold" smil:targetElement="id3" smil:attributeName="visibility" smil:to="visible"/>
                  <anim:transitionFilter smil:dur="2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2">RX</text:span></text:p>
          </draw:text-box>
        </draw:frame>
        <draw:rect draw:style-name="gr2" draw:text-style-name="P7" draw:layer="layout" svg:width="16.51cm" svg:height="2.54cm" svg:x="5.715cm" svg:y="5.08cm">
          <text:p text:style-name="P6"><text:span text:style-name="T3">Guest</text:span></text:p>
        </draw:rect>
        <draw:rect draw:style-name="gr3" draw:text-style-name="P8" draw:layer="layout" svg:width="16.51cm" svg:height="2.54cm" svg:x="5.715cm" svg:y="14.605cm">
          <text:p text:style-name="P6"><text:span text:style-name="T4">qemu</text:span></text:p>
        </draw:rect>
        <draw:rect draw:style-name="gr4" draw:text-style-name="P8" draw:layer="layout" svg:width="5.08cm" svg:height="2.54cm" svg:x="17.145cm" svg:y="9.525cm">
          <text:p text:style-name="P6"><text:span text:style-name="T4">tap</text:span></text:p>
        </draw:rect>
        <draw:rect draw:style-name="gr5" draw:text-style-name="P8" draw:layer="layout" svg:width="5.08cm" svg:height="2.54cm" svg:x="5.715cm" svg:y="9.525cm">
          <text:p text:style-name="P6"><text:span text:style-name="T4">KVM</text:span></text:p>
        </draw:rect>
        <draw:custom-shape draw:style-name="gr6" draw:text-style-name="P6" draw:id="id5" draw:layer="layout" svg:width="0.635cm" svg:height="2.54cm" svg:x="18.085cm" svg:y="12.0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id="id4" draw:layer="layout" svg:width="0.738cm" svg:height="2.461cm" svg:x="20.798cm" svg:y="12.0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id="id6" draw:layer="layout" svg:width="0.635cm" svg:height="2.54cm" svg:x="8.118cm" svg:y="12.0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id="id7" draw:layer="layout" svg:width="0.635cm" svg:height="1.965cm" svg:x="8.242cm" svg:y="7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4" smil:attributeName="visibility" smil:to="visible"/>
                  <anim:transitionFilter smil:dur="2s" smil:targetElement="id4" smil:type="irisWipe" smil:subtype="rectangle" smil:direction="reverse"/>
                </anim:par>
              </anim:par>
              <anim:par smil:begin="2s">
                <anim:par smil:begin="7s" smil:fill="hold" presentation:node-type="after-previous" presentation:preset-class="entrance" presentation:preset-id="ooo-entrance-box" presentation:preset-sub-type="in">
                  <anim:set smil:begin="0s" smil:dur="0.004s" smil:fill="hold" smil:targetElement="id5" smil:attributeName="visibility" smil:to="visible"/>
                  <anim:transitionFilter smil:dur="2s" smil:targetElement="id5" smil:type="irisWipe" smil:subtype="rectangle" smil:direction="reverse"/>
                </anim:par>
              </anim:par>
              <anim:par smil:begin="11s">
                <anim:par smil:begin="7s" smil:fill="hold" presentation:node-type="after-previous" presentation:preset-class="entrance" presentation:preset-id="ooo-entrance-box" presentation:preset-sub-type="in">
                  <anim:set smil:begin="0s" smil:dur="0.004s" smil:fill="hold" smil:targetElement="id6" smil:attributeName="visibility" smil:to="visible"/>
                  <anim:transitionFilter smil:dur="2s" smil:targetElement="id6" smil:type="irisWipe" smil:subtype="rectangle" smil:direction="reverse"/>
                </anim:par>
              </anim:par>
              <anim:par smil:begin="20s">
                <anim:par smil:begin="2s" smil:fill="hold" presentation:node-type="after-previous" presentation:preset-class="entrance" presentation:preset-id="ooo-entrance-box" presentation:preset-sub-type="in">
                  <anim:set smil:begin="0s" smil:dur="0.004s" smil:fill="hold" smil:targetElement="id7" smil:attributeName="visibility" smil:to="visible"/>
                  <anim:transitionFilter smil:dur="2s" smil:targetElement="id7" smil:type="irisWipe" smil:subtype="rectangle" smil:direction="reverse"/>
                </anim:par>
              </anim:par>
              <anim:par smil:begin="24s">
                <anim:par smil:begin="7s" smil:fill="hold" presentation:node-type="after-previous" presentation:preset-class="emphasis" presentation:preset-id="ooo-emphasis-fill-color" presentation:preset-sub-type="2">
                  <anim:animateColor smil:dur="2s" smil:fill="hold" smil:targetElement="id4" smil:attributeName="fill-color" smil:to="#ff0000" anim:color-interpolation="rgb" anim:color-interpolation-direction="clockwise"/>
                  <anim:set smil:dur="2s" smil:fill="hold" smil:targetElement="id4" smil:attributeName="fill" smil:to="solid"/>
                </anim:par>
                <anim:par smil:begin="7s" smil:fill="hold" presentation:node-type="with-previous" presentation:preset-class="emphasis" presentation:preset-id="ooo-emphasis-fill-color" presentation:preset-sub-type="2">
                  <anim:animateColor smil:dur="2s" smil:fill="hold" smil:targetElement="id5" smil:attributeName="fill-color" smil:to="#ff0000" anim:color-interpolation="rgb" anim:color-interpolation-direction="clockwise"/>
                  <anim:set smil:dur="2s" smil:fill="hold" smil:targetElement="id5" smil:attributeName="fill" smil:to="solid"/>
                </anim:par>
                <anim:par smil:begin="7s" smil:fill="hold" presentation:node-type="with-previous" presentation:preset-class="emphasis" presentation:preset-id="ooo-emphasis-fill-color" presentation:preset-sub-type="2">
                  <anim:animateColor smil:dur="2s" smil:fill="hold" smil:targetElement="id6" smil:attributeName="fill-color" smil:to="#800000" anim:color-interpolation="rgb" anim:color-interpolation-direction="clockwise"/>
                  <anim:set smil:dur="2s" smil:fill="hold" smil:targetElement="id6" smil:attributeName="fill" smil:to="solid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5">Vhost-net</text:span></text:p>
          </draw:text-box>
        </draw:frame>
        <draw:rect draw:style-name="gr2" draw:text-style-name="P7" draw:layer="layout" svg:width="16.51cm" svg:height="2.54cm" svg:x="5.715cm" svg:y="5.08cm">
          <text:p text:style-name="P6"><text:span text:style-name="T3">Guest</text:span></text:p>
        </draw:rect>
        <draw:rect draw:style-name="gr3" draw:text-style-name="P8" draw:id="id11" draw:layer="layout" svg:width="16.51cm" svg:height="2.54cm" svg:x="5.715cm" svg:y="14.605cm">
          <text:p text:style-name="P6"><text:span text:style-name="T4">qemu</text:span></text:p>
        </draw:rect>
        <draw:rect draw:style-name="gr4" draw:text-style-name="P8" draw:id="id9" draw:layer="layout" svg:width="5.08cm" svg:height="2.54cm" svg:x="17.169cm" svg:y="9.521cm">
          <text:p text:style-name="P6"><text:span text:style-name="T4">tap</text:span></text:p>
        </draw:rect>
        <draw:rect draw:style-name="gr5" draw:text-style-name="P8" draw:id="id8" draw:layer="layout" svg:width="5.08cm" svg:height="2.51cm" svg:x="5.878cm" svg:y="9.543cm">
          <text:p text:style-name="P6"><text:span text:style-name="T4">KVM</text:span></text:p>
        </draw:rect>
        <draw:rect draw:style-name="gr7" draw:text-style-name="P8" draw:id="id10" draw:layer="layout" svg:width="9.072cm" svg:height="2.54cm" svg:x="9.575cm" svg:y="9.525cm">
          <text:p text:style-name="P6"><text:span text:style-name="T4">Vhost-net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8" svg:path="m0.0077053877734739-0.00111904761904762h-0.109446489832662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9" svg:path="m-0.00610758826026164 0.00507142857142857h0.117965176520523"/>
                </anim:par>
              </anim:par>
              <anim:par smil:begin="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501s">
                <anim:par smil:begin="5s" smil:fill="hold" presentation:node-type="after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2">TX</text:span></text:p>
          </draw:text-box>
        </draw:frame>
        <draw:rect draw:style-name="gr2" draw:text-style-name="P7" draw:layer="layout" svg:width="17.782cm" svg:height="2.54cm" svg:x="5.107cm" svg:y="5.08cm">
          <text:p text:style-name="P6"><text:span text:style-name="T3">Guest</text:span></text:p>
        </draw:rect>
        <draw:rect draw:style-name="gr4" draw:text-style-name="P8" draw:layer="layout" svg:width="5.08cm" svg:height="2.54cm" svg:x="20.283cm" svg:y="11.494cm">
          <text:p text:style-name="P6"><text:span text:style-name="T4">tap</text:span></text:p>
        </draw:rect>
        <draw:rect draw:style-name="gr5" draw:text-style-name="P8" draw:layer="layout" svg:width="5.08cm" svg:height="2.54cm" svg:x="2.146cm" svg:y="11.432cm">
          <text:p text:style-name="P6"><text:span text:style-name="T4">KVM</text:span></text:p>
        </draw:rect>
        <draw:rect draw:style-name="gr7" draw:text-style-name="P8" draw:layer="layout" svg:width="9.072cm" svg:height="2.54cm" svg:x="9.268cm" svg:y="11.557cm">
          <text:p text:style-name="P6"><text:span text:style-name="T4">Vhost-net</text:span></text:p>
        </draw:rect>
        <draw:custom-shape draw:style-name="gr6" draw:text-style-name="P6" draw:id="id12" draw:layer="layout" svg:width="0.8cm" svg:height="3.753cm" svg:x="5.538cm" svg:y="7.6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id="id13" draw:layer="layout" svg:width="2.153cm" svg:height="0.799cm" svg:x="7.199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id="id14" draw:layer="layout" svg:width="2.031cm" svg:height="0.924cm" svg:x="18.274cm" svg:y="12.3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12" smil:attributeName="visibility" smil:to="visible"/>
                  <anim:transitionFilter smil:dur="2s" smil:targetElement="id12" smil:type="irisWipe" smil:subtype="rectangle" smil:direction="reverse"/>
                </anim:par>
              </anim:par>
              <anim:par smil:begin="2s">
                <anim:par smil:begin="6s" smil:fill="hold" presentation:node-type="after-previous" presentation:preset-class="entrance" presentation:preset-id="ooo-entrance-box" presentation:preset-sub-type="in">
                  <anim:set smil:begin="0s" smil:dur="0.004s" smil:fill="hold" smil:targetElement="id13" smil:attributeName="visibility" smil:to="visible"/>
                  <anim:transitionFilter smil:dur="2s" smil:targetElement="id13" smil:type="irisWipe" smil:subtype="rectangle" smil:direction="reverse"/>
                </anim:par>
              </anim:par>
              <anim:par smil:begin="10s">
                <anim:par smil:begin="5s" smil:fill="hold" presentation:node-type="after-previous" presentation:preset-class="entrance" presentation:preset-id="ooo-entrance-box" presentation:preset-sub-type="in">
                  <anim:set smil:begin="0s" smil:dur="0.004s" smil:fill="hold" smil:targetElement="id14" smil:attributeName="visibility" smil:to="visible"/>
                  <anim:transitionFilter smil:dur="2s" smil:targetElement="id1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2">RX</text:span></text:p>
          </draw:text-box>
        </draw:frame>
        <draw:rect draw:style-name="gr2" draw:text-style-name="P7" draw:layer="layout" svg:width="17.782cm" svg:height="2.54cm" svg:x="5.107cm" svg:y="5.08cm">
          <text:p text:style-name="P6"><text:span text:style-name="T3">Guest</text:span></text:p>
        </draw:rect>
        <draw:rect draw:style-name="gr4" draw:text-style-name="P8" draw:layer="layout" svg:width="5.08cm" svg:height="2.54cm" svg:x="20.283cm" svg:y="11.494cm">
          <text:p text:style-name="P6"><text:span text:style-name="T4">tap</text:span></text:p>
        </draw:rect>
        <draw:rect draw:style-name="gr5" draw:text-style-name="P8" draw:layer="layout" svg:width="5.08cm" svg:height="2.54cm" svg:x="2.146cm" svg:y="11.432cm">
          <text:p text:style-name="P6"><text:span text:style-name="T4">KVM</text:span></text:p>
        </draw:rect>
        <draw:rect draw:style-name="gr7" draw:text-style-name="P8" draw:layer="layout" svg:width="9.072cm" svg:height="2.54cm" svg:x="9.208cm" svg:y="11.433cm">
          <text:p text:style-name="P6"><text:span text:style-name="T4">Vhost-net</text:span></text:p>
        </draw:rect>
        <draw:custom-shape draw:style-name="gr6" draw:text-style-name="P6" draw:id="id16" draw:layer="layout" svg:width="2.153cm" svg:height="0.8cm" svg:x="7.076cm" svg:y="12.245cm">
          <text:p/>
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id="id15" draw:layer="layout" svg:width="2.092cm" svg:height="0.861cm" svg:x="18.213cm" svg:y="12.3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id="id17" draw:layer="layout" svg:width="0.738cm" svg:height="3.691cm" svg:x="5.599cm" svg:y="7.6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id="id18" draw:layer="layout" svg:width="0.684cm" svg:height="2.229cm" svg:x="13.586cm" svg:y="14.0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15" smil:attributeName="visibility" smil:to="visible"/>
                  <anim:transitionFilter smil:dur="2s" smil:targetElement="id15" smil:type="irisWipe" smil:subtype="rectangle" smil:direction="reverse"/>
                </anim:par>
              </anim:par>
              <anim:par smil:begin="2s">
                <anim:par smil:begin="13s" smil:fill="hold" presentation:node-type="after-previous" presentation:preset-class="entrance" presentation:preset-id="ooo-entrance-box" presentation:preset-sub-type="in">
                  <anim:set smil:begin="0s" smil:dur="0.004s" smil:fill="hold" smil:targetElement="id16" smil:attributeName="visibility" smil:to="visible"/>
                  <anim:transitionFilter smil:dur="2s" smil:targetElement="id16" smil:type="irisWipe" smil:subtype="rectangle" smil:direction="reverse"/>
                </anim:par>
              </anim:par>
              <anim:par smil:begin="17s">
                <anim:par smil:begin="2s" smil:fill="hold" presentation:node-type="after-previous" presentation:preset-class="entrance" presentation:preset-id="ooo-entrance-box" presentation:preset-sub-type="in">
                  <anim:set smil:begin="0s" smil:dur="0.004s" smil:fill="hold" smil:targetElement="id17" smil:attributeName="visibility" smil:to="visible"/>
                  <anim:transitionFilter smil:dur="2s" smil:targetElement="id17" smil:type="irisWipe" smil:subtype="rectangle" smil:direction="reverse"/>
                </anim:par>
              </anim:par>
              <anim:par smil:begin="21s">
                <anim:par smil:begin="5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2">ioeventfd</text:span></text:p>
          </draw:text-box>
        </draw:frame>
        <draw:rect draw:style-name="gr2" draw:text-style-name="P7" draw:layer="layout" svg:width="16.51cm" svg:height="2.54cm" svg:x="5.715cm" svg:y="5.08cm">
          <text:p text:style-name="P6"><text:span text:style-name="T3">Guest</text:span></text:p>
        </draw:rect>
        <draw:rect draw:style-name="gr3" draw:text-style-name="P8" draw:layer="layout" svg:width="16.51cm" svg:height="2.54cm" svg:x="5.715cm" svg:y="14.605cm">
          <text:p text:style-name="P6"><text:span text:style-name="T4">qemu</text:span></text:p>
        </draw:rect>
        <draw:rect draw:style-name="gr9" draw:text-style-name="P8" draw:layer="layout" svg:width="6.77cm" svg:height="2.478cm" svg:x="8.429cm" svg:y="10.136cm">
          <text:p text:style-name="P6"><text:span text:style-name="T4">eventfd</text:span></text:p>
        </draw:rect>
        <draw:rect draw:style-name="gr5" draw:text-style-name="P8" draw:layer="layout" svg:width="5.08cm" svg:height="2.395cm" svg:x="2.063cm" svg:y="10.219cm">
          <text:p text:style-name="P6"><text:span text:style-name="T4">KVM</text:span></text:p>
        </draw:rect>
        <draw:rect draw:style-name="gr7" draw:text-style-name="P8" draw:layer="layout" svg:width="9.072cm" svg:height="2.473cm" svg:x="16.528cm" svg:y="10.202cm">
          <text:p text:style-name="P6"><text:span text:style-name="T4">Vhost-net</text:span></text:p>
        </draw:rect>
        <draw:custom-shape draw:style-name="gr6" draw:text-style-name="P6" draw:id="id19" draw:layer="layout" svg:width="0.799cm" svg:height="1.908cm" svg:x="11.568cm" svg:y="12.6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id="id21" draw:layer="layout" svg:width="0.799cm" svg:height="1.908cm" svg:x="18.338cm" svg:y="12.6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id="id20" draw:layer="layout" svg:width="0.799cm" svg:height="1.908cm" svg:x="6.155cm" svg:y="12.6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19" smil:attributeName="visibility" smil:to="visible"/>
                  <anim:transitionFilter smil:dur="2s" smil:targetElement="id19" smil:type="irisWipe" smil:subtype="rectangle" smil:direction="reverse"/>
                </anim:par>
              </anim:par>
              <anim:par smil:begin="2s">
                <anim:par smil:begin="5s" smil:fill="hold" presentation:node-type="after-previous" presentation:preset-class="entrance" presentation:preset-id="ooo-entrance-box" presentation:preset-sub-type="in">
                  <anim:set smil:begin="0s" smil:dur="0.002s" smil:fill="hold" smil:targetElement="id20" smil:attributeName="visibility" smil:to="visible"/>
                  <anim:transitionFilter smil:dur="1s" smil:targetElement="id20" smil:type="irisWipe" smil:subtype="rectangle" smil:direction="reverse"/>
                </anim:par>
                <anim:par smil:begin="5s" smil:fill="hold" presentation:node-type="with-previous" presentation:preset-class="entrance" presentation:preset-id="ooo-entrance-box" presentation:preset-sub-type="in">
                  <anim:set smil:begin="0s" smil:dur="0.002s" smil:fill="hold" smil:targetElement="id21" smil:attributeName="visibility" smil:to="visible"/>
                  <anim:transitionFilter smil:dur="1s" smil:targetElement="id2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2">ioeventfd</text:span></text:p>
          </draw:text-box>
        </draw:frame>
        <draw:rect draw:style-name="gr2" draw:text-style-name="P7" draw:layer="layout" svg:width="16.51cm" svg:height="2.54cm" svg:x="5.715cm" svg:y="5.08cm">
          <text:p text:style-name="P6"><text:span text:style-name="T3">Guest</text:span></text:p>
        </draw:rect>
        <draw:rect draw:style-name="gr3" draw:text-style-name="P8" draw:layer="layout" svg:width="16.51cm" svg:height="2.54cm" svg:x="5.715cm" svg:y="14.605cm">
          <text:p text:style-name="P6"><text:span text:style-name="T4">qemu</text:span></text:p>
        </draw:rect>
        <draw:rect draw:style-name="gr9" draw:text-style-name="P8" draw:layer="layout" svg:width="6.77cm" svg:height="2.478cm" svg:x="8.429cm" svg:y="10.136cm">
          <text:p text:style-name="P6"><text:span text:style-name="T4">eventfd</text:span></text:p>
        </draw:rect>
        <draw:rect draw:style-name="gr5" draw:text-style-name="P8" draw:layer="layout" svg:width="5.136cm" svg:height="2.272cm" svg:x="2.063cm" svg:y="10.219cm">
          <text:p text:style-name="P6"><text:span text:style-name="T4">KVM</text:span></text:p>
        </draw:rect>
        <draw:rect draw:style-name="gr7" draw:text-style-name="P8" draw:layer="layout" svg:width="9.072cm" svg:height="2.473cm" svg:x="16.528cm" svg:y="10.202cm">
          <text:p text:style-name="P6"><text:span text:style-name="T4">Vhost-net</text:span></text:p>
        </draw:rect>
        <draw:custom-shape draw:style-name="gr6" draw:text-style-name="P6" draw:id="id22" draw:layer="layout" svg:width="0.677cm" svg:height="2.707cm" svg:x="6.091cm" svg:y="7.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id="id24" draw:layer="layout" svg:width="1.415cm" svg:height="0.861cm" svg:x="15.198cm" svg:y="11.0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id="id23" draw:layer="layout" svg:width="1.169cm" svg:height="0.861cm" svg:x="7.199cm" svg:y="11.0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22" smil:attributeName="visibility" smil:to="visible"/>
                  <anim:transitionFilter smil:dur="2s" smil:targetElement="id22" smil:type="irisWipe" smil:subtype="rectangle" smil:direction="reverse"/>
                </anim:par>
              </anim:par>
              <anim:par smil:begin="2s">
                <anim:par smil:begin="5s" smil:fill="hold" presentation:node-type="after-previous" presentation:preset-class="entrance" presentation:preset-id="ooo-entrance-box" presentation:preset-sub-type="in">
                  <anim:set smil:begin="0s" smil:dur="0.004s" smil:fill="hold" smil:targetElement="id23" smil:attributeName="visibility" smil:to="visible"/>
                  <anim:transitionFilter smil:dur="2s" smil:targetElement="id23" smil:type="irisWipe" smil:subtype="rectangle" smil:direction="reverse"/>
                </anim:par>
              </anim:par>
              <anim:par smil:begin="9s">
                <anim:par smil:begin="5s" smil:fill="hold" presentation:node-type="after-previous" presentation:preset-class="entrance" presentation:preset-id="ooo-entrance-box" presentation:preset-sub-type="in">
                  <anim:set smil:begin="0s" smil:dur="0.004s" smil:fill="hold" smil:targetElement="id24" smil:attributeName="visibility" smil:to="visible"/>
                  <anim:transitionFilter smil:dur="2s" smil:targetElement="id2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2">irqfd</text:span></text:p>
          </draw:text-box>
        </draw:frame>
        <draw:rect draw:style-name="gr2" draw:text-style-name="P7" draw:layer="layout" svg:width="16.51cm" svg:height="2.54cm" svg:x="5.715cm" svg:y="5.08cm">
          <text:p text:style-name="P6"><text:span text:style-name="T3">Guest</text:span></text:p>
        </draw:rect>
        <draw:rect draw:style-name="gr3" draw:text-style-name="P8" draw:layer="layout" svg:width="16.51cm" svg:height="2.54cm" svg:x="5.715cm" svg:y="14.605cm">
          <text:p text:style-name="P6"><text:span text:style-name="T4">qemu</text:span></text:p>
        </draw:rect>
        <draw:rect draw:style-name="gr9" draw:text-style-name="P8" draw:layer="layout" svg:width="6.77cm" svg:height="2.478cm" svg:x="8.429cm" svg:y="10.136cm">
          <text:p text:style-name="P6"><text:span text:style-name="T4">eventfd</text:span></text:p>
        </draw:rect>
        <draw:rect draw:style-name="gr5" draw:text-style-name="P8" draw:layer="layout" svg:width="5.136cm" svg:height="2.272cm" svg:x="2.063cm" svg:y="10.219cm">
          <text:p text:style-name="P6"><text:span text:style-name="T4">KVM</text:span></text:p>
        </draw:rect>
        <draw:rect draw:style-name="gr7" draw:text-style-name="P8" draw:layer="layout" svg:width="9.072cm" svg:height="2.473cm" svg:x="16.528cm" svg:y="10.202cm">
          <text:p text:style-name="P6"><text:span text:style-name="T4">Vhost-net</text:span></text:p>
        </draw:rect>
        <draw:custom-shape draw:style-name="gr10" draw:text-style-name="P6" draw:id="id26" draw:layer="layout" svg:width="0.677cm" svg:height="2.03cm" svg:x="6.337cm" svg:y="12.5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id="id25" draw:layer="layout" svg:width="0.677cm" svg:height="1.969cm" svg:x="12.306cm" svg:y="12.6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id="id27" draw:layer="layout" svg:width="0.615cm" svg:height="2.03cm" svg:x="18.644cm" svg:y="12.5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25" smil:attributeName="visibility" smil:to="visible"/>
                  <anim:transitionFilter smil:dur="2s" smil:targetElement="id25" smil:type="irisWipe" smil:subtype="rectangle" smil:direction="reverse"/>
                </anim:par>
              </anim:par>
              <anim:par smil:begin="2s">
                <anim:par smil:begin="5s" smil:fill="hold" presentation:node-type="after-previous" presentation:preset-class="entrance" presentation:preset-id="ooo-entrance-box" presentation:preset-sub-type="in">
                  <anim:set smil:begin="0s" smil:dur="0.004s" smil:fill="hold" smil:targetElement="id26" smil:attributeName="visibility" smil:to="visible"/>
                  <anim:transitionFilter smil:dur="2s" smil:targetElement="id26" smil:type="irisWipe" smil:subtype="rectangle" smil:direction="reverse"/>
                </anim:par>
                <anim:par smil:begin="5s" smil:fill="hold" presentation:node-type="with-previous" presentation:preset-class="entrance" presentation:preset-id="ooo-entrance-box" presentation:preset-sub-type="in">
                  <anim:set smil:begin="0s" smil:dur="0.004s" smil:fill="hold" smil:targetElement="id27" smil:attributeName="visibility" smil:to="visible"/>
                  <anim:transitionFilter smil:dur="2s" smil:targetElement="id2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2">irqfd</text:span></text:p>
          </draw:text-box>
        </draw:frame>
        <draw:rect draw:style-name="gr2" draw:text-style-name="P7" draw:layer="layout" svg:width="16.51cm" svg:height="2.54cm" svg:x="5.715cm" svg:y="5.08cm">
          <text:p text:style-name="P6"><text:span text:style-name="T3">Guest</text:span></text:p>
        </draw:rect>
        <draw:rect draw:style-name="gr3" draw:text-style-name="P8" draw:layer="layout" svg:width="16.51cm" svg:height="2.54cm" svg:x="5.715cm" svg:y="14.605cm">
          <text:p text:style-name="P6"><text:span text:style-name="T4">qemu</text:span></text:p>
        </draw:rect>
        <draw:rect draw:style-name="gr9" draw:text-style-name="P8" draw:layer="layout" svg:width="6.77cm" svg:height="2.478cm" svg:x="8.429cm" svg:y="10.136cm">
          <text:p text:style-name="P6"><text:span text:style-name="T4">eventfd</text:span></text:p>
        </draw:rect>
        <draw:rect draw:style-name="gr5" draw:text-style-name="P8" draw:layer="layout" svg:width="5.136cm" svg:height="2.272cm" svg:x="2.063cm" svg:y="10.219cm">
          <text:p text:style-name="P6"><text:span text:style-name="T4">KVM</text:span></text:p>
        </draw:rect>
        <draw:rect draw:style-name="gr7" draw:text-style-name="P8" draw:layer="layout" svg:width="9.072cm" svg:height="2.473cm" svg:x="16.528cm" svg:y="10.202cm">
          <text:p text:style-name="P6"><text:span text:style-name="T4">Vhost-net</text:span></text:p>
        </draw:rect>
        <draw:custom-shape draw:style-name="gr10" draw:text-style-name="P6" draw:id="id28" draw:layer="layout" svg:width="1.354cm" svg:height="0.8cm" svg:x="15.198cm" svg:y="11.1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id="id29" draw:layer="layout" svg:width="1.353cm" svg:height="0.861cm" svg:x="7.015cm" svg:y="11.26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id="id30" draw:layer="layout" svg:width="0.739cm" svg:height="2.522cm" svg:x="6.029cm" svg:y="7.6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28" smil:attributeName="visibility" smil:to="visible"/>
                  <anim:transitionFilter smil:dur="2s" smil:targetElement="id28" smil:type="irisWipe" smil:subtype="rectangle" smil:direction="reverse"/>
                </anim:par>
              </anim:par>
              <anim:par smil:begin="2s">
                <anim:par smil:begin="5s" smil:fill="hold" presentation:node-type="after-previous" presentation:preset-class="entrance" presentation:preset-id="ooo-entrance-box" presentation:preset-sub-type="in">
                  <anim:set smil:begin="0s" smil:dur="0.004s" smil:fill="hold" smil:targetElement="id29" smil:attributeName="visibility" smil:to="visible"/>
                  <anim:transitionFilter smil:dur="2s" smil:targetElement="id29" smil:type="irisWipe" smil:subtype="rectangle" smil:direction="reverse"/>
                </anim:par>
              </anim:par>
              <anim:par smil:begin="9s">
                <anim:par smil:begin="5s" smil:fill="hold" presentation:node-type="after-previous" presentation:preset-class="entrance" presentation:preset-id="ooo-entrance-box" presentation:preset-sub-type="in">
                  <anim:set smil:begin="0s" smil:dur="0.004s" smil:fill="hold" smil:targetElement="id30" smil:attributeName="visibility" smil:to="visible"/>
                  <anim:transitionFilter smil:dur="2s" smil:targetElement="id3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3T3">
        <office:forms form:automatic-focus="false" form:apply-design-mode="false"/>
        <draw:frame presentation:style-name="pr4" draw:text-style-name="P5" draw:layer="layout" svg:width="24cm" svg:height="2.844cm" svg:x="2cm" svg:y="1.5cm" presentation:class="title">
          <draw:text-box>
            <text:p><text:span text:style-name="T2">Mb/s</text:span></text:p>
          </draw:text-box>
        </draw:frame>
        <draw:frame presentation:style-name="pr6" draw:layer="layout" svg:width="12.275cm" svg:height="10.501cm" svg:x="2cm" svg:y="5.5cm" presentation:class="outline" presentation:user-transformed="true">
          <draw:text-box>
            <text:list text:style-name="L2">
              <text:list-item>
                <text:p>Guest <text:s text:c="5"/>Host</text:p>
                <text:p/>
              </text:list-item>
            </text:list>
          </draw:text-box>
        </draw:frame>
        <draw:frame presentation:style-name="pr7" draw:layer="layout" svg:width="11.467cm" svg:height="13.39cm" svg:x="14.041cm" svg:y="5.5cm" presentation:class="outline" presentation:user-transformed="true">
          <draw:text-box>
            <text:list text:style-name="L2">
              <text:list-item>
                <text:p>Host <text:s text:c="6"/>Guest</text:p>
              </text:list-item>
            </text:list>
          </draw:text-box>
        </draw:frame>
        <draw:line draw:style-name="gr11" draw:text-style-name="P6" draw:layer="layout" svg:x1="2.522cm" svg:y1="17.721cm" svg:x2="2.522cm" svg:y2="7.63cm">
          <text:p/>
        </draw:line>
        <draw:line draw:style-name="gr11" draw:text-style-name="P6" draw:layer="layout" svg:x1="2.522cm" svg:y1="17.782cm" svg:x2="12.86cm" svg:y2="17.782cm">
          <text:p/>
        </draw:line>
        <draw:line draw:style-name="gr11" draw:text-style-name="P6" draw:layer="layout" svg:x1="15.259cm" svg:y1="17.782cm" svg:x2="15.198cm" svg:y2="7.63cm">
          <text:p/>
        </draw:line>
        <draw:line draw:style-name="gr11" draw:text-style-name="P6" draw:layer="layout" svg:x1="15.259cm" svg:y1="17.844cm" svg:x2="25.35cm" svg:y2="17.782cm">
          <text:p/>
        </draw:line>
        <draw:rect draw:style-name="gr12" draw:text-style-name="P10" draw:layer="layout" svg:width="2.954cm" svg:height="5.107cm" svg:x="3.753cm" svg:y="12.675cm">
          <text:p text:style-name="P6"><text:span text:style-name="T6">User </text:span></text:p>
          <text:p text:style-name="P6"><text:span text:style-name="T6">space</text:span></text:p>
        </draw:rect>
        <draw:rect draw:style-name="gr12" draw:text-style-name="P10" draw:layer="layout" svg:width="2.954cm" svg:height="5.107cm" svg:x="16.428cm" svg:y="12.737cm">
          <text:p text:style-name="P6"><text:span text:style-name="T6">User </text:span></text:p>
          <text:p text:style-name="P6"><text:span text:style-name="T6">space</text:span></text:p>
        </draw:rect>
        <draw:rect draw:style-name="gr13" draw:text-style-name="P10" draw:layer="layout" svg:width="3.2cm" svg:height="8.306cm" svg:x="7.691cm" svg:y="9.476cm">
          <text:p text:style-name="P6"><text:span text:style-name="T6">vhost</text:span></text:p>
        </draw:rect>
        <draw:rect draw:style-name="gr13" draw:text-style-name="P11" draw:layer="layout" svg:width="3.2cm" svg:height="7.014cm" svg:x="20.243cm" svg:y="10.768cm">
          <text:p text:style-name="P6"><text:span text:style-name="T6">vhos</text:span><text:span text:style-name="T7">t</text:span></text:p>
        </draw:rect>
        <draw:custom-shape draw:style-name="gr10" draw:text-style-name="P6" draw:layer="layout" svg:width="1.415cm" svg:height="0.738cm" svg:x="17.967cm" svg:y="5.8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1.416cm" svg:height="0.739cm" svg:x="6.46cm" svg:y="5.8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1T1">
        <office:forms form:automatic-focus="false" form:apply-design-mode="false"/>
        <draw:frame presentation:style-name="pr4" draw:text-style-name="P5" draw:layer="layout" svg:width="24cm" svg:height="2.844cm" svg:x="2cm" svg:y="1.5cm" presentation:class="title">
          <draw:text-box>
            <text:p><text:span text:style-name="T2">trans/s</text:span></text:p>
          </draw:text-box>
        </draw:frame>
        <draw:frame presentation:style-name="pr8" draw:layer="layout" svg:width="23.5cm" svg:height="13.452cm" svg:x="2cm" svg:y="5.5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draw:line draw:style-name="gr11" draw:text-style-name="P6" draw:layer="layout" svg:x1="5.23cm" svg:y1="17.783cm" svg:x2="5.23cm" svg:y2="7.692cm">
          <text:p/>
        </draw:line>
        <draw:line draw:style-name="gr11" draw:text-style-name="P6" draw:layer="layout" svg:x1="5.23cm" svg:y1="17.783cm" svg:x2="23.258cm" svg:y2="17.783cm">
          <text:p/>
        </draw:line>
        <draw:rect draw:style-name="gr12" draw:text-style-name="P10" draw:layer="layout" svg:width="6.338cm" svg:height="1.23cm" svg:x="6.337cm" svg:y="16.491cm">
          <text:p text:style-name="P6"><text:span text:style-name="T6">User space</text:span></text:p>
        </draw:rect>
        <draw:rect draw:style-name="gr13" draw:text-style-name="P12" draw:layer="layout" svg:width="6.338cm" svg:height="8.183cm" svg:x="15.259cm" svg:y="9.538cm">
          <text:p text:style-name="P6"><text:span text:style-name="T8">vhost</text:span></text:p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2T19">
        <office:forms form:automatic-focus="false" form:apply-design-mode="false"/>
        <draw:frame presentation:style-name="pr4" draw:text-style-name="P5" draw:layer="layout" svg:width="24cm" svg:height="2.844cm" svg:x="2cm" svg:y="1.5cm" presentation:class="title" presentation:user-transformed="true">
          <draw:text-box>
            <text:p><text:span text:style-name="T2">macvtap</text:span></text:p>
          </draw:text-box>
        </draw:frame>
        <draw:rect draw:style-name="gr2" draw:text-style-name="P7" draw:layer="layout" svg:width="17.782cm" svg:height="2.54cm" svg:x="5.107cm" svg:y="5.08cm">
          <text:p text:style-name="P6"><text:span text:style-name="T3">Guest</text:span></text:p>
        </draw:rect>
        <draw:rect draw:style-name="gr4" draw:text-style-name="P8" draw:id="id31" draw:layer="layout" svg:width="3.775cm" svg:height="2.54cm" svg:x="14.498cm" svg:y="10.079cm">
          <text:p text:style-name="P6"><text:span text:style-name="T4">tap</text:span></text:p>
        </draw:rect>
        <draw:rect draw:style-name="gr5" draw:text-style-name="P8" draw:layer="layout" svg:width="4.314cm" svg:height="2.54cm" svg:x="2.453cm" svg:y="10.018cm">
          <text:p text:style-name="P6"><text:span text:style-name="T4">KVM</text:span></text:p>
        </draw:rect>
        <draw:rect draw:style-name="gr7" draw:text-style-name="P8" draw:layer="layout" svg:width="5.007cm" svg:height="2.54cm" svg:x="8.222cm" svg:y="10.019cm">
          <text:p text:style-name="P6"><text:span text:style-name="T4">Vhost</text:span></text:p>
        </draw:rect>
        <draw:rect draw:style-name="gr4" draw:text-style-name="P8" draw:id="id33" draw:layer="layout" svg:width="5.353cm" svg:height="2.54cm" svg:x="19.997cm" svg:y="10.08cm">
          <text:p text:style-name="P6"><text:span text:style-name="T4">bridge</text:span></text:p>
        </draw:rect>
        <draw:rect draw:style-name="gr14" draw:text-style-name="P8" draw:layer="layout" svg:width="4.314cm" svg:height="2.54cm" svg:x="20.605cm" svg:y="14.879cm">
          <text:p text:style-name="P6"><text:span text:style-name="T4">NIC</text:span></text:p>
        </draw:rect>
        <draw:custom-shape draw:style-name="gr10" draw:text-style-name="P6" draw:layer="layout" svg:width="0.8cm" svg:height="2.4cm" svg:x="5.353cm" svg:y="7.69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8cm" svg:height="2.338cm" svg:x="22.643cm" svg:y="12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1.476cm" svg:height="0.923cm" svg:x="6.768cm" svg:y="10.8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1.231cm" svg:height="0.861cm" svg:x="13.29cm" svg:y="10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id="id32" draw:layer="layout" svg:width="1.661cm" svg:height="0.8cm" svg:x="18.336cm" svg:y="11.0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5" draw:text-style-name="P8" draw:id="id34" draw:layer="layout" svg:width="10.829cm" svg:height="2.4cm" svg:x="14.583cm" svg:y="10.152cm">
          <text:p text:style-name="P6"><text:span text:style-name="T4">macvtap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  <anim:par smil:begin="0.001s">
                <anim:par smil:begin="7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34" smil:attributeName="visibility" smil:to="visible"/>
                  <anim:transitionFilter smil:dur="0.5s" smil:targetElement="id3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2T19">
        <office:forms form:automatic-focus="false" form:apply-design-mode="false"/>
        <draw:frame presentation:style-name="pr9" draw:text-style-name="P5" draw:layer="layout" svg:width="24cm" svg:height="2.368cm" svg:x="2cm" svg:y="1.738cm" presentation:class="title" presentation:user-transformed="true">
          <draw:text-box>
            <text:p><text:span text:style-name="T2">zcopy</text:span></text:p>
          </draw:text-box>
        </draw:frame>
        <draw:rect draw:style-name="gr2" draw:text-style-name="P7" draw:layer="layout" svg:width="12.367cm" svg:height="2.54cm" svg:x="2.276cm" svg:y="5.08cm">
          <text:p text:style-name="P6"><text:span text:style-name="T3">Guest</text:span></text:p>
        </draw:rect>
        <draw:rect draw:style-name="gr5" draw:text-style-name="P8" draw:layer="layout" svg:width="4.314cm" svg:height="2.54cm" svg:x="2.453cm" svg:y="10.018cm">
          <text:p text:style-name="P6"><text:span text:style-name="T4">KVM</text:span></text:p>
        </draw:rect>
        <draw:rect draw:style-name="gr7" draw:text-style-name="P8" draw:layer="layout" svg:width="5.007cm" svg:height="2.54cm" svg:x="8.222cm" svg:y="10.019cm">
          <text:p text:style-name="P6"><text:span text:style-name="T4">Vhost</text:span></text:p>
        </draw:rect>
        <draw:rect draw:style-name="gr14" draw:text-style-name="P8" draw:layer="layout" svg:width="4.314cm" svg:height="2.54cm" svg:x="12.789cm" svg:y="15.001cm">
          <text:p text:style-name="P6"><text:span text:style-name="T4">NIC</text:span></text:p>
        </draw:rect>
        <draw:rect draw:style-name="gr15" draw:text-style-name="P8" draw:layer="layout" svg:width="7.629cm" svg:height="2.645cm" svg:x="14.645cm" svg:y="10.092cm">
          <text:p text:style-name="P6"><text:span text:style-name="T4">macvtap</text:span></text:p>
        </draw:rect>
        <draw:g draw:id="id35">
          <draw:rect draw:style-name="gr16" draw:text-style-name="P6" draw:layer="layout" svg:width="5.785cm" svg:height="1.575cm" svg:x="18.583cm" svg:y="5.809cm">
            <text:p/>
          </draw:rect>
          <draw:line draw:style-name="gr16" draw:text-style-name="P6" draw:layer="layout" svg:x1="21.5cm" svg:y1="6.429cm" svg:x2="24.368cm" svg:y2="5.784cm">
            <text:p/>
          </draw:line>
          <draw:line draw:style-name="gr16" draw:text-style-name="P6" draw:layer="layout" svg:x1="18.583cm" svg:y1="5.81cm" svg:x2="21.451cm" svg:y2="6.403cm">
            <text:p/>
          </draw:line>
        </draw:g>
        <draw:custom-shape draw:style-name="gr10" draw:text-style-name="P6" draw:id="id36" draw:layer="layout" svg:width="0.738cm" svg:height="2.338cm" svg:x="4.553cm" svg:y="7.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id="id37" draw:layer="layout" svg:width="1.415cm" svg:height="0.738cm" svg:x="6.768cm" svg:y="11.0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id="id38" draw:layer="layout" svg:width="1.354cm" svg:height="0.8cm" svg:x="13.29cm" svg:y="11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39">
          <draw:rect draw:style-name="gr17" draw:text-style-name="P6" draw:layer="layout" svg:width="5.785cm" svg:height="1.575cm" svg:x="18.584cm" svg:y="5.809cm">
            <text:p/>
          </draw:rect>
          <draw:line draw:style-name="gr17" draw:text-style-name="P6" draw:layer="layout" svg:x1="21.501cm" svg:y1="6.429cm" svg:x2="24.369cm" svg:y2="5.784cm">
            <text:p/>
          </draw:line>
          <draw:line draw:style-name="gr17" draw:text-style-name="P6" draw:layer="layout" svg:x1="18.584cm" svg:y1="5.81cm" svg:x2="21.452cm" svg:y2="6.403cm">
            <text:p/>
          </draw:line>
        </draw:g>
        <draw:custom-shape draw:style-name="gr10" draw:text-style-name="P6" draw:id="id40" draw:layer="layout" svg:width="0.8cm" svg:height="2.215cm" svg:x="15.444cm" svg:y="12.7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id="id41" draw:layer="layout" svg:width="1.661cm" svg:height="0.923cm" svg:x="17.044cm" svg:y="15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 smil:direction="reverse"/>
                </anim:par>
              </anim:par>
              <anim:par smil:begin="0.5s">
                <anim:par smil:begin="4s" smil:fill="hold" presentation:node-type="after-previous" presentation:preset-class="entrance" presentation:preset-id="ooo-entrance-box" presentation:preset-sub-type="in">
                  <anim:set smil:begin="0s" smil:dur="0.004s" smil:fill="hold" smil:targetElement="id36" smil:attributeName="visibility" smil:to="visible"/>
                  <anim:transitionFilter smil:dur="2s" smil:targetElement="id36" smil:type="irisWipe" smil:subtype="rectangle" smil:direction="reverse"/>
                </anim:par>
                <anim:par smil:begin="4s" smil:fill="hold" presentation:node-type="with-previous" presentation:preset-class="entrance" presentation:preset-id="ooo-entrance-box" presentation:preset-sub-type="in">
                  <anim:set smil:begin="0s" smil:dur="0.004s" smil:fill="hold" smil:targetElement="id37" smil:attributeName="visibility" smil:to="visible"/>
                  <anim:transitionFilter smil:dur="2s" smil:targetElement="id37" smil:type="irisWipe" smil:subtype="rectangle" smil:direction="reverse"/>
                </anim:par>
              </anim:par>
              <anim:par smil:begin="6.5s">
                <anim:par smil:begin="5s" smil:fill="hold" presentation:node-type="after-previous" presentation:preset-class="entrance" presentation:preset-id="ooo-entrance-box" presentation:preset-sub-type="in">
                  <anim:set smil:begin="0s" smil:dur="0.004s" smil:fill="hold" smil:targetElement="id38" smil:attributeName="visibility" smil:to="visible"/>
                  <anim:transitionFilter smil:dur="2s" smil:targetElement="id38" smil:type="irisWipe" smil:subtype="rectangle" smil:direction="reverse"/>
                </anim:par>
                <anim:par smil:begin="6s" smil:fill="hold" smil:accelerate="0.5" smil:decelerate="0.5" presentation:preset-property="Direction" presentation:node-type="with-previous" presentation:preset-class="entrance" presentation:preset-id="ooo-entrance-box" presentation:preset-sub-type="in">
                  <anim:set smil:begin="0s" smil:dur="0.00025s" smil:fill="hold" smil:targetElement="id39" smil:attributeName="visibility" smil:to="visible"/>
                  <anim:transitionFilter smil:dur="0.125s" smil:targetElement="id39" smil:type="irisWipe" smil:subtype="rectangle" smil:direction="reverse"/>
                </anim:par>
                <anim:par smil:begin="6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39" svg:path="m0 0.00537312871436093v0.458385242232754"/>
                </anim:par>
              </anim:par>
              <anim:par smil:begin="14.5s">
                <anim:par smil:begin="9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23.501s">
                <anim:par smil:begin="2s" smil:fill="hold" presentation:node-type="after-previous" presentation:preset-class="entrance" presentation:preset-id="ooo-entrance-box" presentation:preset-sub-type="in">
                  <anim:set smil:begin="0s" smil:dur="0.004s" smil:fill="hold" smil:targetElement="id41" smil:attributeName="visibility" smil:to="visible"/>
                  <anim:transitionFilter smil:dur="2s" smil:targetElement="id4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tunnel" presentation:presentation-page-layout-name="AL2T19">
        <office:forms form:automatic-focus="false" form:apply-design-mode="false"/>
        <draw:frame presentation:style-name="pr9" draw:text-style-name="P5" draw:layer="layout" svg:width="24cm" svg:height="2.368cm" svg:x="2cm" svg:y="1.738cm" presentation:class="title" presentation:user-transformed="true">
          <draw:text-box>
            <text:p><text:span text:style-name="T2">zcopy</text:span></text:p>
          </draw:text-box>
        </draw:frame>
        <draw:rect draw:style-name="gr2" draw:text-style-name="P7" draw:layer="layout" svg:width="12.367cm" svg:height="2.54cm" svg:x="2.276cm" svg:y="5.08cm">
          <text:p text:style-name="P6"><text:span text:style-name="T3">Guest</text:span></text:p>
        </draw:rect>
        <draw:rect draw:style-name="gr5" draw:text-style-name="P8" draw:layer="layout" svg:width="4.314cm" svg:height="2.54cm" svg:x="2.453cm" svg:y="10.018cm">
          <text:p text:style-name="P6"><text:span text:style-name="T4">KVM</text:span></text:p>
        </draw:rect>
        <draw:rect draw:style-name="gr7" draw:text-style-name="P8" draw:layer="layout" svg:width="5.007cm" svg:height="2.54cm" svg:x="8.222cm" svg:y="10.019cm">
          <text:p text:style-name="P6"><text:span text:style-name="T4">Vhost</text:span></text:p>
        </draw:rect>
        <draw:rect draw:style-name="gr14" draw:text-style-name="P8" draw:layer="layout" svg:width="4.314cm" svg:height="2.54cm" svg:x="12.789cm" svg:y="15.001cm">
          <text:p text:style-name="P6"><text:span text:style-name="T4">NIC</text:span></text:p>
        </draw:rect>
        <draw:rect draw:style-name="gr15" draw:text-style-name="P8" draw:layer="layout" svg:width="7.629cm" svg:height="2.645cm" svg:x="14.645cm" svg:y="10.092cm">
          <text:p text:style-name="P6"><text:span text:style-name="T4">backend</text:span></text:p>
        </draw:rect>
        <draw:g draw:id="id42">
          <draw:rect draw:style-name="gr16" draw:text-style-name="P6" draw:layer="layout" svg:width="5.785cm" svg:height="1.575cm" svg:x="18.583cm" svg:y="5.809cm">
            <text:p/>
          </draw:rect>
          <draw:line draw:style-name="gr16" draw:text-style-name="P6" draw:layer="layout" svg:x1="21.5cm" svg:y1="6.429cm" svg:x2="24.368cm" svg:y2="5.784cm">
            <text:p/>
          </draw:line>
          <draw:line draw:style-name="gr16" draw:text-style-name="P6" draw:layer="layout" svg:x1="18.583cm" svg:y1="5.81cm" svg:x2="21.451cm" svg:y2="6.403cm">
            <text:p/>
          </draw:line>
        </draw:g>
        <draw:custom-shape draw:style-name="gr10" draw:text-style-name="P6" draw:id="id43" draw:layer="layout" svg:width="0.738cm" svg:height="2.338cm" svg:x="4.553cm" svg:y="7.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id="id44" draw:layer="layout" svg:width="1.415cm" svg:height="0.738cm" svg:x="6.768cm" svg:y="11.0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id="id45" draw:layer="layout" svg:width="1.354cm" svg:height="0.923cm" svg:x="13.29cm" svg:y="10.69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46">
          <draw:rect draw:style-name="gr17" draw:text-style-name="P6" draw:layer="layout" svg:width="5.785cm" svg:height="1.575cm" svg:x="18.584cm" svg:y="5.809cm">
            <text:p/>
          </draw:rect>
          <draw:line draw:style-name="gr17" draw:text-style-name="P6" draw:layer="layout" svg:x1="21.501cm" svg:y1="6.429cm" svg:x2="24.369cm" svg:y2="5.784cm">
            <text:p/>
          </draw:line>
          <draw:line draw:style-name="gr17" draw:text-style-name="P6" draw:layer="layout" svg:x1="18.584cm" svg:y1="5.81cm" svg:x2="21.452cm" svg:y2="6.403cm">
            <text:p/>
          </draw:line>
        </draw:g>
        <draw:custom-shape draw:style-name="gr10" draw:text-style-name="P6" draw:id="id47" draw:layer="layout" svg:width="0.8cm" svg:height="2.215cm" svg:x="14.89cm" svg:y="12.7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8" draw:text-style-name="P6" draw:id="id48" draw:layer="layout" svg:width="6.892cm" svg:height="0.431cm" svg:x="17.105cm" svg:y="16.121cm">
          <text:p/>
        </draw:rect>
        <draw:custom-shape draw:style-name="gr10" draw:text-style-name="P6" draw:id="id49" draw:layer="layout" svg:width="0.555cm" svg:height="9.291cm" svg:x="23.565cm" svg:y="7.2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id="id50" draw:layer="layout" svg:width="0.739cm" svg:height="2.153cm" svg:x="16.059cm" svg:y="12.7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id="id51" draw:layer="layout" svg:width="1.416cm" svg:height="0.738cm" svg:x="13.167cm" svg:y="11.50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 smil:direction="reverse"/>
                </anim:par>
              </anim:par>
              <anim:par smil:begin="0.5s">
                <anim:par smil:begin="4s" smil:fill="hold" presentation:node-type="after-previous" presentation:preset-class="entrance" presentation:preset-id="ooo-entrance-box" presentation:preset-sub-type="in">
                  <anim:set smil:begin="0s" smil:dur="0.004s" smil:fill="hold" smil:targetElement="id43" smil:attributeName="visibility" smil:to="visible"/>
                  <anim:transitionFilter smil:dur="2s" smil:targetElement="id43" smil:type="irisWipe" smil:subtype="rectangle" smil:direction="reverse"/>
                </anim:par>
                <anim:par smil:begin="4s" smil:fill="hold" presentation:node-type="with-previous" presentation:preset-class="entrance" presentation:preset-id="ooo-entrance-box" presentation:preset-sub-type="in">
                  <anim:set smil:begin="0s" smil:dur="0.004s" smil:fill="hold" smil:targetElement="id44" smil:attributeName="visibility" smil:to="visible"/>
                  <anim:transitionFilter smil:dur="2s" smil:targetElement="id44" smil:type="irisWipe" smil:subtype="rectangle" smil:direction="reverse"/>
                </anim:par>
              </anim:par>
              <anim:par smil:begin="6.5s">
                <anim:par smil:begin="5s" smil:fill="hold" presentation:node-type="after-previous" presentation:preset-class="entrance" presentation:preset-id="ooo-entrance-box" presentation:preset-sub-type="in">
                  <anim:set smil:begin="0s" smil:dur="0.004s" smil:fill="hold" smil:targetElement="id45" smil:attributeName="visibility" smil:to="visible"/>
                  <anim:transitionFilter smil:dur="2s" smil:targetElement="id45" smil:type="irisWipe" smil:subtype="rectangle" smil:direction="reverse"/>
                </anim:par>
                <anim:par smil:begin="8s" smil:fill="hold" smil:accelerate="0.5" smil:decelerate="0.5" presentation:preset-property="Direction" presentation:node-type="with-previous" presentation:preset-class="entrance" presentation:preset-id="ooo-entrance-box" presentation:preset-sub-type="in">
                  <anim:set smil:begin="0s" smil:dur="0.004s" smil:fill="hold" smil:targetElement="id46" smil:attributeName="visibility" smil:to="visible"/>
                  <anim:transitionFilter smil:dur="2s" smil:targetElement="id46" smil:type="irisWipe" smil:subtype="rectangle" smil:direction="reverse"/>
                </anim:par>
              </anim:par>
              <anim:par smil:begin="16.5s">
                <anim:par smil:begin="8s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24.501s">
                <anim:par smil:begin="4s" smil:fill="hold" presentation:node-type="after-previous" presentation:preset-class="entrance" presentation:preset-id="ooo-entrance-appear">
                  <anim:set smil:begin="0s" smil:dur="0.000002s" smil:fill="hold" smil:targetElement="id48" smil:attributeName="visibility" smil:to="visible"/>
                </anim:par>
                <anim:par smil:begin="4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28.502s">
                <anim:par smil:begin="10s" smil:fill="hold" presentation:node-type="after-previous" presentation:preset-class="entrance" presentation:preset-id="ooo-entrance-box" presentation:preset-sub-type="in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 smil:direction="reverse"/>
                </anim:par>
              </anim:par>
              <anim:par smil:begin="39.002s">
                <anim:par smil:begin="6s" smil:fill="hold" presentation:node-type="after-previous" presentation:preset-class="entrance" presentation:preset-id="ooo-entrance-box" presentation:preset-sub-type="in">
                  <anim:set smil:begin="0s" smil:dur="0.001s" smil:fill="hold" smil:targetElement="id51" smil:attributeName="visibility" smil:to="visible"/>
                  <anim:transitionFilter smil:dur="0.5s" smil:targetElement="id51" smil:type="irisWipe" smil:subtype="rectangle" smil:direction="reverse"/>
                </anim:par>
                <anim:par smil:begin="4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46" smil:type="irisWipe" smil:subtype="rectangle" smil:mode="out" smil:direction="reverse"/>
                  <anim:set smil:begin="0.499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tunnel" presentation:presentation-page-layout-name="AL2T19">
        <office:forms form:automatic-focus="false" form:apply-design-mode="false"/>
        <draw:rect draw:style-name="gr19" draw:text-style-name="P13" draw:id="id55" draw:layer="layout" svg:width="3.26cm" svg:height="2.829cm" svg:x="17.536cm" svg:y="14.275cm">
          <text:p text:style-name="P6"><text:span text:style-name="T9"/></text:p>
          <text:p text:style-name="P6"><text:span text:style-name="T9"/></text:p>
          <text:p text:style-name="P6"><text:span text:style-name="T9">skbuff</text:span></text:p>
        </draw:rect>
        <draw:frame presentation:style-name="pr9" draw:text-style-name="P5" draw:layer="layout" svg:width="24cm" svg:height="2.368cm" svg:x="2cm" svg:y="1.738cm" presentation:class="title" presentation:user-transformed="true">
          <draw:text-box>
            <text:p><text:span text:style-name="T2">Header copy</text:span></text:p>
          </draw:text-box>
        </draw:frame>
        <draw:rect draw:style-name="gr2" draw:text-style-name="P7" draw:layer="layout" svg:width="12.367cm" svg:height="2.54cm" svg:x="2.276cm" svg:y="5.08cm">
          <text:p text:style-name="P6"><text:span text:style-name="T3">Guest</text:span></text:p>
        </draw:rect>
        <draw:rect draw:style-name="gr5" draw:text-style-name="P8" draw:layer="layout" svg:width="4.314cm" svg:height="2.54cm" svg:x="2.453cm" svg:y="10.018cm">
          <text:p text:style-name="P6"><text:span text:style-name="T4">KVM</text:span></text:p>
        </draw:rect>
        <draw:rect draw:style-name="gr7" draw:text-style-name="P8" draw:layer="layout" svg:width="5.007cm" svg:height="2.54cm" svg:x="8.222cm" svg:y="10.019cm">
          <text:p text:style-name="P6"><text:span text:style-name="T4">Vhost</text:span></text:p>
        </draw:rect>
        <draw:rect draw:style-name="gr14" draw:text-style-name="P8" draw:layer="layout" svg:width="4.314cm" svg:height="2.54cm" svg:x="11.929cm" svg:y="15.801cm">
          <text:p text:style-name="P6"><text:span text:style-name="T4">NIC</text:span></text:p>
        </draw:rect>
        <draw:rect draw:style-name="gr15" draw:text-style-name="P8" draw:layer="layout" svg:width="7.629cm" svg:height="2.645cm" svg:x="14.645cm" svg:y="10.092cm">
          <text:p text:style-name="P6"><text:span text:style-name="T4">backend</text:span></text:p>
        </draw:rect>
        <draw:g>
          <draw:rect draw:style-name="gr20" draw:text-style-name="P10" draw:layer="layout" svg:width="2.401cm" svg:height="1.661cm" svg:x="18.028cm" svg:y="5.538cm">
            <text:p text:style-name="P6"><text:span text:style-name="T6">hdr</text:span></text:p>
          </draw:rect>
          <draw:line draw:style-name="gr16" draw:text-style-name="P6" draw:layer="layout" svg:x1="18.028cm" svg:y1="5.538cm" svg:x2="20.359cm" svg:y2="5.961cm">
            <text:p/>
          </draw:line>
        </draw:g>
        <draw:custom-shape draw:style-name="gr10" draw:text-style-name="P6" draw:layer="layout" svg:width="0.738cm" svg:height="2.338cm" svg:x="4.553cm" svg:y="7.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1.415cm" svg:height="0.738cm" svg:x="6.768cm" svg:y="11.0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id="id52" draw:layer="layout" svg:width="1.354cm" svg:height="0.923cm" svg:x="13.29cm" svg:y="11.061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rect draw:style-name="gr16" draw:text-style-name="P6" draw:layer="layout" svg:width="4.497cm" svg:height="1.695cm" svg:x="20.49cm" svg:y="5.504cm">
              <text:p/>
            </draw:rect>
            <draw:line draw:style-name="gr16" draw:text-style-name="P6" draw:layer="layout" svg:x1="21.597cm" svg:y1="6.277cm" svg:x2="25.045cm" svg:y2="5.477cm">
              <text:p/>
            </draw:line>
          </draw:g>
          <draw:line draw:style-name="gr17" draw:text-style-name="P6" draw:layer="layout" svg:x1="20.305cm" svg:y1="6.03cm" svg:x2="21.597cm" svg:y2="6.277cm">
            <text:p/>
          </draw:line>
        </draw:g>
        <draw:custom-shape draw:style-name="gr10" draw:text-style-name="P6" draw:id="id56" draw:layer="layout" svg:width="0.8cm" svg:height="3.077cm" svg:x="14.89cm" svg:y="12.7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8" draw:text-style-name="P6" draw:id="id57" draw:layer="layout" svg:width="7.753cm" svg:height="0.37cm" svg:x="16.182cm" svg:y="17.536cm">
          <text:p/>
        </draw:rect>
        <draw:custom-shape draw:style-name="gr10" draw:text-style-name="P6" draw:id="id58" draw:layer="layout" svg:width="0.863cm" svg:height="10.46cm" svg:x="23.565cm" svg:y="7.2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id="id54">
          <draw:rect draw:style-name="gr21" draw:text-style-name="P10" draw:layer="layout" svg:width="2.337cm" svg:height="1.661cm" svg:x="18.029cm" svg:y="5.539cm">
            <text:p text:style-name="P6"><text:span text:style-name="T6">hdr</text:span></text:p>
          </draw:rect>
          <draw:line draw:style-name="gr17" draw:text-style-name="P6" draw:layer="layout" svg:x1="18.029cm" svg:y1="5.539cm" svg:x2="20.298cm" svg:y2="5.962cm">
            <text:p/>
          </draw:line>
        </draw:g>
        <draw:g draw:id="id53">
          <draw:g>
            <draw:rect draw:style-name="gr17" draw:text-style-name="P6" draw:layer="layout" svg:width="4.497cm" svg:height="1.695cm" svg:x="20.49cm" svg:y="5.504cm">
              <text:p/>
            </draw:rect>
            <draw:line draw:style-name="gr17" draw:text-style-name="P6" draw:layer="layout" svg:x1="21.597cm" svg:y1="6.277cm" svg:x2="25.045cm" svg:y2="5.477cm">
              <text:p/>
            </draw:line>
          </draw:g>
          <draw:line draw:style-name="gr17" draw:text-style-name="P6" draw:layer="layout" svg:x1="20.305cm" svg:y1="6.03cm" svg:x2="21.597cm" svg:y2="6.277cm">
            <text:p/>
          </draw:line>
        </draw:g>
        <draw:custom-shape draw:style-name="gr10" draw:text-style-name="P6" draw:id="id59" draw:layer="layout" svg:width="3.015cm" svg:height="0.8cm" svg:x="20.736cm" svg:y="15.5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52" smil:attributeName="visibility" smil:to="visible"/>
                  <anim:transitionFilter smil:dur="2s" smil:targetElement="id5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53" smil:attributeName="visibility" smil:to="visible"/>
                  <anim:transitionFilter smil:dur="2s" smil:targetElement="id5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54" smil:attributeName="visibility" smil:to="visible"/>
                  <anim:transitionFilter smil:dur="2s" smil:targetElement="id54" smil:type="irisWipe" smil:subtype="rectangle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  <anim:par smil:begin="2s">
                <anim:par smil:begin="18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54" svg:path="m-0.00841071428571429 0.00357422708510018v0.417803264576661"/>
                </anim:par>
                <anim:par smil:begin="17s" smil:fill="hold" presentation:node-type="with-previous" presentation:preset-class="entrance" presentation:preset-id="ooo-entrance-box" presentation:preset-sub-type="in">
                  <anim:set smil:begin="0s" smil:dur="0.004s" smil:fill="hold" smil:targetElement="id56" smil:attributeName="visibility" smil:to="visible"/>
                  <anim:transitionFilter smil:dur="2s" smil:targetElement="id56" smil:type="irisWipe" smil:subtype="rectangle" smil:direction="reverse"/>
                </anim:par>
              </anim:par>
              <anim:par smil:begin="22s">
                <anim:par smil:begin="11s" smil:fill="hold" presentation:node-type="after-previous" presentation:preset-class="entrance" presentation:preset-id="ooo-entrance-box" presentation:preset-sub-type="in">
                  <anim:set smil:begin="0s" smil:dur="0.004s" smil:fill="hold" smil:targetElement="id57" smil:attributeName="visibility" smil:to="visible"/>
                  <anim:transitionFilter smil:dur="2s" smil:targetElement="id57" smil:type="irisWipe" smil:subtype="rectangle" smil:direction="reverse"/>
                </anim:par>
                <anim:par smil:begin="11s" smil:fill="hold" presentation:node-type="with-previous" presentation:preset-class="entrance" presentation:preset-id="ooo-entrance-box" presentation:preset-sub-type="in">
                  <anim:set smil:begin="0s" smil:dur="0.004s" smil:fill="hold" smil:targetElement="id58" smil:attributeName="visibility" smil:to="visible"/>
                  <anim:transitionFilter smil:dur="2s" smil:targetElement="id58" smil:type="irisWipe" smil:subtype="rectangle" smil:direction="reverse"/>
                </anim:par>
                <anim:par smil:begin="11s" smil:fill="hold" presentation:node-type="with-previous" presentation:preset-class="entrance" presentation:preset-id="ooo-entrance-box" presentation:preset-sub-type="in">
                  <anim:set smil:begin="0s" smil:dur="0.004s" smil:fill="hold" smil:targetElement="id59" smil:attributeName="visibility" smil:to="visible"/>
                  <anim:transitionFilter smil:dur="2s" smil:targetElement="id5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tunnel" presentation:presentation-page-layout-name="AL2T19">
        <office:forms form:automatic-focus="false" form:apply-design-mode="false"/>
        <draw:frame presentation:style-name="pr9" draw:text-style-name="P5" draw:layer="layout" svg:width="24cm" svg:height="2.368cm" svg:x="2cm" svg:y="1.738cm" presentation:class="title" presentation:user-transformed="true">
          <draw:text-box>
            <text:p><text:span text:style-name="T2">alignment</text:span></text:p>
          </draw:text-box>
        </draw:frame>
        <draw:rect draw:style-name="gr2" draw:text-style-name="P7" draw:layer="layout" svg:width="14.645cm" svg:height="2.54cm" svg:x="2.276cm" svg:y="5.08cm">
          <text:p text:style-name="P6"><text:span text:style-name="T3">Guest</text:span></text:p>
        </draw:rect>
        <draw:rect draw:style-name="gr5" draw:text-style-name="P8" draw:layer="layout" svg:width="4.314cm" svg:height="2.54cm" svg:x="2.453cm" svg:y="10.018cm">
          <text:p text:style-name="P6"><text:span text:style-name="T4">KVM</text:span></text:p>
        </draw:rect>
        <draw:rect draw:style-name="gr7" draw:text-style-name="P8" draw:layer="layout" svg:width="5.007cm" svg:height="2.54cm" svg:x="8.222cm" svg:y="10.019cm">
          <text:p text:style-name="P6"><text:span text:style-name="T4">Vhost</text:span></text:p>
        </draw:rect>
        <draw:rect draw:style-name="gr14" draw:text-style-name="P8" draw:layer="layout" svg:width="4.314cm" svg:height="2.54cm" svg:x="11.929cm" svg:y="15.801cm">
          <text:p text:style-name="P6"><text:span text:style-name="T4">NIC</text:span></text:p>
        </draw:rect>
        <draw:rect draw:style-name="gr15" draw:text-style-name="P8" draw:layer="layout" svg:width="7.629cm" svg:height="2.645cm" svg:x="14.645cm" svg:y="10.092cm">
          <text:p text:style-name="P6"><text:span text:style-name="T4">backend</text:span></text:p>
        </draw:rect>
        <draw:rect draw:style-name="gr18" draw:text-style-name="P6" draw:id="id64" draw:layer="layout" svg:width="8.861cm" svg:height="0.369cm" svg:x="16.182cm" svg:y="17.66cm">
          <text:p/>
        </draw:rect>
        <draw:rect draw:style-name="gr22" draw:text-style-name="P6" draw:id="id60" draw:layer="layout" svg:width="6.338cm" svg:height="1.846cm" svg:x="18.767cm" svg:y="4.799cm">
          <text:p/>
        </draw:rect>
        <draw:rect draw:style-name="gr22" draw:text-style-name="P6" draw:id="id61" draw:layer="layout" svg:width="6.338cm" svg:height="1.846cm" svg:x="18.765cm" svg:y="7.383cm">
          <text:p/>
        </draw:rect>
        <draw:g draw:id="id63">
          <draw:g>
            <draw:rect draw:style-name="gr21" draw:text-style-name="P10" draw:layer="layout" svg:width="4.497cm" svg:height="1.818cm" svg:x="20.552cm" svg:y="4.828cm">
              <text:p text:style-name="P6"><text:span text:style-name="T6">data</text:span></text:p>
            </draw:rect>
            <draw:line draw:style-name="gr17" draw:text-style-name="P6" draw:layer="layout" svg:x1="21.659cm" svg:y1="5.657cm" svg:x2="25.107cm" svg:y2="4.799cm">
              <text:p/>
            </draw:line>
          </draw:g>
          <draw:line draw:style-name="gr17" draw:text-style-name="P6" draw:layer="layout" svg:x1="20.367cm" svg:y1="5.392cm" svg:x2="21.659cm" svg:y2="5.657cm">
            <text:p/>
          </draw:line>
        </draw:g>
        <draw:g draw:id="id62">
          <draw:rect draw:style-name="gr21" draw:text-style-name="P10" draw:layer="layout" svg:width="1.785cm" svg:height="1.785cm" svg:x="18.705cm" svg:y="4.861cm">
            <text:p text:style-name="P6"><text:span text:style-name="T6">hdr</text:span></text:p>
          </draw:rect>
          <draw:line draw:style-name="gr17" draw:text-style-name="P6" draw:layer="layout" svg:x1="18.705cm" svg:y1="4.861cm" svg:x2="20.438cm" svg:y2="5.316cm">
            <text:p/>
          </draw:line>
        </draw:g>
        <draw:rect draw:style-name="gr18" draw:text-style-name="P6" draw:id="id65" draw:layer="layout" svg:width="0.369cm" svg:height="12.06cm" svg:x="24.858cm" svg:y="5.969cm">
          <text:p/>
        </draw:rect>
        <draw:custom-shape draw:style-name="gr10" draw:text-style-name="P6" draw:id="id67" draw:layer="layout" svg:width="4.676cm" svg:height="0.677cm" svg:x="20.49cm" svg:y="5.66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id="id66" draw:layer="layout" svg:width="2.092cm" svg:height="0.554cm" svg:x="23.135cm" svg:y="8.1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60" smil:attributeName="visibility" smil:to="visible"/>
                  <anim:transitionFilter smil:dur="2s" smil:targetElement="id6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61" smil:attributeName="visibility" smil:to="visible"/>
                  <anim:transitionFilter smil:dur="2s" smil:targetElement="id61" smil:type="irisWipe" smil:subtype="rectangle" smil:direction="reverse"/>
                </anim:par>
              </anim:par>
              <anim:par smil:begin="2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4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  <anim:par smil:begin="6.001s">
                <anim:par smil:begin="18.5s" smil:fill="hold" smil:accelerate="0.5" smil:decelerate="0.5" presentation:node-type="after-previous" presentation:preset-class="motion-path" presentation:preset-id="ooo-motionpath-bounce-left">
                  <anim:animateMotion smil:dur="2s" smil:fill="hold" smil:targetElement="id63" svg:path="m0.00906462643059941-0.0122468766733138c-0.00145458158613525-0.00454213568562977-0.00654561713760853-0.00908427137125953-0.00836384412027759-0.00908427137125953-0.0112730072925482 0-0.0229096599816303 0.0709655439438685-0.0229096599816303 0.141931087887737 0-0.0357661228378764-0.0058183263445408-0.0709655439438686-0.011273007292548-0.0709655439438686-0.00581832634454099 0-0.0112730072925484 0.0357661228378765-0.0112730072925484 0.0709655439438686 0-0.0175975800953574-0.00290916317227054-0.0357661228378765-0.00581832634454103-0.0357661228378765s-0.00581832634454089 0.0175975800953574-0.00581832634454089 0.0357661228378765c0-0.00908427137125954-0.00145458158613527-0.0175975800953574-0.00290916317227052-0.0175975800953574s-0.00290916317227038 0.00908427137125963-0.00290916317227038 0.0175975800953574c0-0.00454213568562976-0.000727290793067624-0.00908427137125965-0.00145458158613526-0.00908427137125965-0.000363645396533815 0-0.00145458158613526 0.00454213568562989-0.00145458158613526 0.00908427137125965 0-0.00227106784281489-0.00036364539653394-0.00454213568562976-0.000727290793067756-0.00454213568562976 0-0.000566701731884389-0.000727290793067631 0.00227106784281488-0.000727290793067631 0.00454213568562976 0-0.00113340346376878 1.38777878078145E-016-0.00227106784281499-0.000363645396533677-0.00227106784281499 0 0.000566701731884389-0.000363645396533691 0.00113340346376888-0.000363645396533691 0.00227106784281499 0-0.000566701731884389 0-0.00113340346376876 0-0.00170436611093049-0.000363645396533815 0-0.000363645396534079 0.000566701731884278-0.000363645396534079 0.00113340346376867-0.000363645396533815 0-0.000363645396533677-0.000566701731884278-0.000363645396533677-0.00113340346376867-0.000363645396533815 0-0.000363645396533815 0.000566701731884278-0.000363645396533815 0.00113340346376867"/>
                </anim:par>
              </anim:par>
              <anim:par smil:begin="26.501s">
                <anim:par smil:begin="4.5s" smil:fill="hold" presentation:node-type="after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4.5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4.5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4.5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tunnel" presentation:presentation-page-layout-name="AL2T19">
        <office:forms form:automatic-focus="false" form:apply-design-mode="false"/>
        <draw:frame presentation:style-name="pr10" draw:text-style-name="P5" draw:layer="layout" svg:width="24cm" svg:height="2.593cm" svg:x="2cm" svg:y="1.625cm" presentation:class="title">
          <draw:text-box>
            <text:p><text:span text:style-name="T2">multiqueue</text:span></text:p>
          </draw:text-box>
        </draw:frame>
        <draw:rect draw:style-name="gr12" draw:text-style-name="P10" draw:layer="layout" svg:width="19.135cm" svg:height="3.076cm" svg:x="3.754cm" svg:y="5.045cm">
          <text:p text:style-name="P6"><text:span text:style-name="T6">Guest</text:span></text:p>
          <text:p text:style-name="P6"><text:span text:style-name="T6"/></text:p>
        </draw:rect>
        <draw:rect draw:style-name="gr15" draw:text-style-name="P14" draw:layer="layout" svg:width="19.198cm" svg:height="3.076cm" svg:x="3.754cm" svg:y="10.153cm">
          <text:p text:style-name="P6"><text:span text:style-name="T6">Macvtap</text:span></text:p>
          <text:p text:style-name="P6"><text:span text:style-name="T10"/></text:p>
        </draw:rect>
        <draw:rect draw:style-name="gr23" draw:text-style-name="P14" draw:layer="layout" svg:width="19.198cm" svg:height="3.076cm" svg:x="3.753cm" svg:y="15.259cm">
          <text:p text:style-name="P6"><text:span text:style-name="T6">NIC</text:span></text:p>
          <text:p text:style-name="P6"><text:span text:style-name="T10"><text:s text:c="20"/></text:span></text:p>
        </draw:rect>
        <draw:rect draw:style-name="gr24" draw:text-style-name="P11" draw:layer="layout" svg:width="2.461cm" svg:height="1.662cm" svg:x="5.23cm" svg:y="5.907cm">
          <text:p text:style-name="P6"><text:span text:style-name="T7">TX</text:span></text:p>
        </draw:rect>
        <draw:rect draw:style-name="gr24" draw:text-style-name="P11" draw:layer="layout" svg:width="2.461cm" svg:height="1.662cm" svg:x="5.17cm" svg:y="15.997cm">
          <text:p text:style-name="P6"><text:span text:style-name="T7">TX</text:span></text:p>
        </draw:rect>
        <draw:rect draw:style-name="gr24" draw:text-style-name="P11" draw:layer="layout" svg:width="2.461cm" svg:height="1.662cm" svg:x="5.047cm" svg:y="10.768cm">
          <text:p text:style-name="P6"><text:span text:style-name="T7">TX</text:span></text:p>
        </draw:rect>
        <draw:rect draw:style-name="gr24" draw:text-style-name="P11" draw:id="id68" draw:layer="layout" svg:width="2.461cm" svg:height="1.662cm" svg:x="15.815cm" svg:y="5.907cm">
          <text:p text:style-name="P6"><text:span text:style-name="T7">TX</text:span></text:p>
        </draw:rect>
        <draw:rect draw:style-name="gr24" draw:text-style-name="P11" draw:id="id69" draw:layer="layout" svg:width="2.461cm" svg:height="1.662cm" svg:x="15.753cm" svg:y="10.891cm">
          <text:p text:style-name="P6"><text:span text:style-name="T7">TX</text:span></text:p>
        </draw:rect>
        <draw:rect draw:style-name="gr24" draw:text-style-name="P11" draw:layer="layout" svg:width="2.461cm" svg:height="1.662cm" svg:x="15.876cm" svg:y="15.998cm">
          <text:p text:style-name="P6"><text:span text:style-name="T7">TX</text:span></text:p>
        </draw:rect>
        <draw:rect draw:style-name="gr25" draw:text-style-name="P11" draw:layer="layout" svg:width="2.461cm" svg:height="1.662cm" svg:x="8.633cm" svg:y="5.907cm">
          <text:p text:style-name="P6"><text:span text:style-name="T7">RX</text:span></text:p>
        </draw:rect>
        <draw:rect draw:style-name="gr25" draw:text-style-name="P11" draw:layer="layout" svg:width="2.461cm" svg:height="1.662cm" svg:x="8.676cm" svg:y="10.737cm">
          <text:p text:style-name="P6"><text:span text:style-name="T7">RX</text:span></text:p>
        </draw:rect>
        <draw:rect draw:style-name="gr25" draw:text-style-name="P11" draw:layer="layout" svg:width="2.461cm" svg:height="1.662cm" svg:x="8.634cm" svg:y="15.987cm">
          <text:p text:style-name="P6"><text:span text:style-name="T7">RX</text:span></text:p>
        </draw:rect>
        <draw:rect draw:style-name="gr25" draw:text-style-name="P11" draw:id="id70" draw:layer="layout" svg:width="2.461cm" svg:height="1.662cm" svg:x="19.386cm" svg:y="5.907cm">
          <text:p text:style-name="P6"><text:span text:style-name="T7">RX</text:span></text:p>
        </draw:rect>
        <draw:rect draw:style-name="gr25" draw:text-style-name="P11" draw:id="id71" draw:layer="layout" svg:width="2.461cm" svg:height="1.662cm" svg:x="19.428cm" svg:y="10.905cm">
          <text:p text:style-name="P6"><text:span text:style-name="T7">RX</text:span></text:p>
        </draw:rect>
        <draw:rect draw:style-name="gr25" draw:text-style-name="P11" draw:layer="layout" svg:width="2.461cm" svg:height="1.662cm" svg:x="19.428cm" svg:y="16.029cm">
          <text:p text:style-name="P6"><text:span text:style-name="T7">RX</text:span></text:p>
        </draw:rect>
        <draw:custom-shape draw:style-name="gr26" draw:text-style-name="P6" draw:layer="layout" svg:width="0.42cm" svg:height="3.192cm" svg:x="6.174cm" svg:y="7.5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0.42cm" svg:height="3.57cm" svg:x="6.216cm" svg:y="12.4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0.42cm" svg:height="3.15cm" svg:x="9.785cm" svg:y="7.5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0.42cm" svg:height="3.654cm" svg:x="9.785cm" svg:y="12.34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7" draw:text-style-name="P6" draw:id="id72" draw:layer="layout" svg:width="0.21cm" svg:height="2.016cm" svg:x="20.453cm" svg:y="14.027cm">
          <text:p/>
        </draw:rect>
        <draw:rect draw:style-name="gr27" draw:text-style-name="P6" draw:id="id73" draw:layer="layout" svg:width="10.332cm" svg:height="0.21cm" svg:x="10.373cm" svg:y="14.027cm">
          <text:p/>
        </draw:rect>
        <draw:custom-shape draw:style-name="gr26" draw:text-style-name="P6" draw:id="id74" draw:layer="layout" svg:width="0.42cm" svg:height="1.638cm" svg:x="10.289cm" svg:y="12.43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15" draw:id="id75" draw:layer="layout" svg:width="1.932cm" svg:height="1.826cm" svg:x="16.505cm" svg:y="14.489cm">
          <draw:text-box>
            <text:p><text:span text:style-name="T11">?</text:span></text:p>
          </draw:text-box>
        </draw:frame>
        <draw:custom-shape draw:style-name="gr26" draw:text-style-name="P6" draw:id="id76" draw:layer="layout" svg:width="0.42cm" svg:height="3.401cm" svg:x="20.537cm" svg:y="7.5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id="id77" draw:layer="layout" svg:width="0.42cm" svg:height="3.526cm" svg:x="20.621cm" svg:y="12.5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id="id78" draw:layer="layout" svg:width="0.378cm" svg:height="3.401cm" svg:x="16.925cm" svg:y="7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id="id79" draw:layer="layout" svg:width="0.378cm" svg:height="3.401cm" svg:x="16.883cm" svg:y="12.5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68" smil:attributeName="visibility" smil:to="visible"/>
                  <anim:transitionFilter smil:dur="2s" smil:targetElement="id6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69" smil:attributeName="visibility" smil:to="visible"/>
                  <anim:transitionFilter smil:dur="2s" smil:targetElement="id69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70" smil:attributeName="visibility" smil:to="visible"/>
                  <anim:transitionFilter smil:dur="2s" smil:targetElement="id7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71" smil:attributeName="visibility" smil:to="visible"/>
                  <anim:transitionFilter smil:dur="2s" smil:targetElement="id71" smil:type="irisWipe" smil:subtype="rectangle" smil:direction="reverse"/>
                </anim:par>
              </anim:par>
              <anim:par smil:begin="2s">
                <anim:par smil:begin="1.5s" smil:fill="hold" presentation:node-type="after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1.5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1.5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1.5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  <anim:par smil:begin="3.501s">
                <anim:par smil:begin="1.5s" smil:fill="hold" presentation:node-type="after-previous" presentation:preset-class="entrance" presentation:preset-id="ooo-entrance-box" presentation:preset-sub-type="in">
                  <anim:set smil:begin="0s" smil:dur="0.004s" smil:fill="hold" smil:targetElement="id76" smil:attributeName="visibility" smil:to="visible"/>
                  <anim:transitionFilter smil:dur="2s" smil:targetElement="id76" smil:type="irisWipe" smil:subtype="rectangle" smil:direction="reverse"/>
                </anim:par>
                <anim:par smil:begin="1.5s" smil:fill="hold" presentation:node-type="with-previous" presentation:preset-class="entrance" presentation:preset-id="ooo-entrance-box" presentation:preset-sub-type="in">
                  <anim:set smil:begin="0s" smil:dur="0.004s" smil:fill="hold" smil:targetElement="id77" smil:attributeName="visibility" smil:to="visible"/>
                  <anim:transitionFilter smil:dur="2s" smil:targetElement="id77" smil:type="irisWipe" smil:subtype="rectangle" smil:direction="reverse"/>
                </anim:par>
                <anim:par smil:begin="1.5s" smil:fill="hold" presentation:node-type="with-previous" presentation:preset-class="entrance" presentation:preset-id="ooo-entrance-box" presentation:preset-sub-type="in">
                  <anim:set smil:begin="0s" smil:dur="0.004s" smil:fill="hold" smil:targetElement="id78" smil:attributeName="visibility" smil:to="visible"/>
                  <anim:transitionFilter smil:dur="2s" smil:targetElement="id78" smil:type="irisWipe" smil:subtype="rectangle" smil:direction="reverse"/>
                </anim:par>
                <anim:par smil:begin="1.5s" smil:fill="hold" presentation:node-type="with-previous" presentation:preset-class="entrance" presentation:preset-id="ooo-entrance-box" presentation:preset-sub-type="in">
                  <anim:set smil:begin="0s" smil:dur="0.004s" smil:fill="hold" smil:targetElement="id79" smil:attributeName="visibility" smil:to="visible"/>
                  <anim:transitionFilter smil:dur="2s" smil:targetElement="id7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tunnel" presentation:presentation-page-layout-name="AL2T19">
        <office:forms form:automatic-focus="false" form:apply-design-mode="false"/>
        <draw:frame presentation:style-name="pr10" draw:text-style-name="P5" draw:layer="layout" svg:width="24cm" svg:height="2.593cm" svg:x="2cm" svg:y="1.625cm" presentation:class="title" presentation:user-transformed="true">
          <draw:text-box>
            <text:p><text:span text:style-name="T2">Virtio ring</text:span></text:p>
          </draw:text-box>
        </draw:frame>
        <draw:rect draw:style-name="gr29" draw:text-style-name="P10" draw:layer="layout" svg:width="6.399cm" svg:height="12.737cm" svg:x="10.768cm" svg:y="5.107cm">
          <text:p text:style-name="P6"><text:span text:style-name="T6">Desc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</draw:rect>
        <draw:rect draw:style-name="gr24" draw:text-style-name="P10" draw:layer="layout" svg:width="5.045cm" svg:height="5.107cm" svg:x="3.815cm" svg:y="5.191cm">
          <text:p text:style-name="P6"><text:span text:style-name="T6">Avail</text:span></text:p>
          <text:p text:style-name="P6"><text:span text:style-name="T6"/></text:p>
          <text:p text:style-name="P6"><text:span text:style-name="T6"/></text:p>
          <text:p text:style-name="P6"><text:span text:style-name="T6"/></text:p>
        </draw:rect>
        <draw:rect draw:style-name="gr30" draw:text-style-name="P10" draw:layer="layout" svg:width="5.045cm" svg:height="7.137cm" svg:x="19.691cm" svg:y="5.046cm">
          <text:p text:style-name="P6"><text:span text:style-name="T6">Used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</draw:rect>
        <draw:line draw:style-name="gr27" draw:text-style-name="P6" draw:layer="layout" svg:x1="3.876cm" svg:y1="7.631cm" svg:x2="8.922cm" svg:y2="7.631cm">
          <text:p/>
        </draw:line>
        <draw:line draw:style-name="gr27" draw:text-style-name="P6" draw:layer="layout" svg:x1="3.814cm" svg:y1="9.661cm" svg:x2="8.86cm" svg:y2="9.661cm">
          <text:p/>
        </draw:line>
        <draw:line draw:style-name="gr27" draw:text-style-name="P6" draw:layer="layout" svg:x1="19.712cm" svg:y1="7.133cm" svg:x2="24.758cm" svg:y2="7.133cm">
          <text:p/>
        </draw:line>
        <draw:line draw:style-name="gr27" draw:text-style-name="P6" draw:layer="layout" svg:x1="3.876cm" svg:y1="8.923cm" svg:x2="8.922cm" svg:y2="8.923cm">
          <text:p/>
        </draw:line>
        <draw:line draw:style-name="gr27" draw:text-style-name="P6" draw:layer="layout" svg:x1="3.876cm" svg:y1="6.414cm" svg:x2="8.922cm" svg:y2="6.414cm">
          <text:p/>
        </draw:line>
        <draw:line draw:style-name="gr27" draw:text-style-name="P6" draw:layer="layout" svg:x1="3.834cm" svg:y1="5.741cm" svg:x2="8.88cm" svg:y2="5.741cm">
          <text:p/>
        </draw:line>
        <draw:line draw:style-name="gr27" draw:text-style-name="P6" draw:layer="layout" svg:x1="3.834cm" svg:y1="6.959cm" svg:x2="8.88cm" svg:y2="6.959cm">
          <text:p/>
        </draw:line>
        <draw:line draw:style-name="gr27" draw:text-style-name="P6" draw:layer="layout" svg:x1="10.679cm" svg:y1="8.176cm" svg:x2="17.135cm" svg:y2="8.189cm">
          <text:p/>
        </draw:line>
        <draw:line draw:style-name="gr27" draw:text-style-name="P6" draw:layer="layout" svg:x1="3.876cm" svg:y1="7.631cm" svg:x2="8.922cm" svg:y2="7.631cm">
          <text:p/>
        </draw:line>
        <draw:line draw:style-name="gr27" draw:text-style-name="P6" draw:layer="layout" svg:x1="10.751cm" svg:y1="11.507cm" svg:x2="17.219cm" svg:y2="11.507cm">
          <text:p/>
        </draw:line>
        <draw:line draw:style-name="gr27" draw:text-style-name="P6" draw:layer="layout" svg:x1="10.793cm" svg:y1="14.909cm" svg:x2="17.261cm" svg:y2="14.909cm">
          <text:p/>
        </draw:line>
        <draw:line draw:style-name="gr27" draw:text-style-name="P6" draw:layer="layout" svg:x1="10.751cm" svg:y1="16.505cm" svg:x2="17.219cm" svg:y2="16.505cm">
          <text:p/>
        </draw:line>
        <draw:line draw:style-name="gr27" draw:text-style-name="P6" draw:layer="layout" svg:x1="10.793cm" svg:y1="13.271cm" svg:x2="17.261cm" svg:y2="13.271cm">
          <text:p/>
        </draw:line>
        <draw:line draw:style-name="gr27" draw:text-style-name="P6" draw:layer="layout" svg:x1="10.793cm" svg:y1="9.785cm" svg:x2="17.261cm" svg:y2="9.785cm">
          <text:p/>
        </draw:line>
        <draw:line draw:style-name="gr27" draw:text-style-name="P6" draw:layer="layout" svg:x1="10.751cm" svg:y1="11.507cm" svg:x2="17.219cm" svg:y2="11.507cm">
          <text:p/>
        </draw:line>
        <draw:line draw:style-name="gr27" draw:text-style-name="P6" draw:layer="layout" svg:x1="10.667cm" svg:y1="6.762cm" svg:x2="17.135cm" svg:y2="6.762cm">
          <text:p/>
        </draw:line>
        <draw:line draw:style-name="gr27" draw:text-style-name="P6" draw:layer="layout" svg:x1="10.751cm" svg:y1="11.507cm" svg:x2="17.219cm" svg:y2="11.507cm">
          <text:p/>
        </draw:line>
        <draw:line draw:style-name="gr27" draw:text-style-name="P6" draw:layer="layout" svg:x1="10.751cm" svg:y1="11.507cm" svg:x2="17.219cm" svg:y2="11.507cm">
          <text:p/>
        </draw:line>
        <draw:line draw:style-name="gr27" draw:text-style-name="P6" draw:layer="layout" svg:x1="19.796cm" svg:y1="9.778cm" svg:x2="24.842cm" svg:y2="9.778cm">
          <text:p/>
        </draw:line>
        <draw:line draw:style-name="gr27" draw:text-style-name="P6" draw:layer="layout" svg:x1="19.712cm" svg:y1="7.133cm" svg:x2="24.758cm" svg:y2="7.133cm">
          <text:p/>
        </draw:line>
        <draw:line draw:style-name="gr27" draw:text-style-name="P6" draw:layer="layout" svg:x1="19.67cm" svg:y1="10.618cm" svg:x2="24.716cm" svg:y2="10.618cm">
          <text:p/>
        </draw:line>
        <draw:line draw:style-name="gr27" draw:text-style-name="P6" draw:layer="layout" svg:x1="19.712cm" svg:y1="11.374cm" svg:x2="24.758cm" svg:y2="11.374cm">
          <text:p/>
        </draw:line>
        <draw:line draw:style-name="gr27" draw:text-style-name="P6" draw:layer="layout" svg:x1="19.712cm" svg:y1="8.098cm" svg:x2="24.758cm" svg:y2="8.098cm">
          <text:p/>
        </draw:line>
        <draw:line draw:style-name="gr27" draw:text-style-name="P6" draw:layer="layout" svg:x1="19.67cm" svg:y1="10.618cm" svg:x2="24.716cm" svg:y2="10.618cm">
          <text:p/>
        </draw:line>
        <draw:line draw:style-name="gr27" draw:text-style-name="P6" draw:layer="layout" svg:x1="19.754cm" svg:y1="6.125cm" svg:x2="24.8cm" svg:y2="6.125cm">
          <text:p/>
        </draw:line>
        <draw:line draw:style-name="gr27" draw:text-style-name="P6" draw:layer="layout" svg:x1="19.796cm" svg:y1="9.778cm" svg:x2="24.842cm" svg:y2="9.778cm">
          <text:p/>
        </draw:line>
        <draw:line draw:style-name="gr27" draw:text-style-name="P6" draw:layer="layout" svg:x1="19.712cm" svg:y1="8.98cm" svg:x2="24.758cm" svg:y2="8.98cm">
          <text:p/>
        </draw:line>
        <draw:line draw:style-name="gr27" draw:text-style-name="P6" draw:layer="layout" svg:x1="3.792cm" svg:y1="8.26cm" svg:x2="8.838cm" svg:y2="8.26cm">
          <text:p/>
        </draw:line>
        <draw:rect draw:style-name="gr31" draw:text-style-name="P6" draw:id="id81" draw:layer="layout" svg:width="6.384cm" svg:height="1.68cm" svg:x="10.793cm" svg:y="11.549cm">
          <text:p/>
        </draw:rect>
        <draw:polyline draw:style-name="gr32" draw:text-style-name="P6" draw:id="id80" draw:layer="layout" svg:width="3.695cm" svg:height="5.668cm" svg:x="7.853cm" svg:y="6.804cm" svg:viewBox="0 0 3696 5669" draw:points="0,0 3696,5669">
          <text:p/>
        </draw:polyline>
        <draw:polyline draw:style-name="gr32" draw:text-style-name="P6" draw:id="id82" draw:layer="layout" svg:width="5.187cm" svg:height="4.58cm" svg:x="15.013cm" svg:y="7.602cm" svg:viewBox="0 0 5188 4581" draw:points="5188,0 0,4581">
          <text:p/>
        </draw:polyline>
        <draw:rect draw:style-name="gr33" draw:text-style-name="P10" draw:id="id83" draw:layer="layout" svg:width="5.123cm" svg:height="2.142cm" svg:x="3.822cm" svg:y="15.623cm">
          <text:p text:style-name="P6"><text:span text:style-name="T6">Guest</text:span></text:p>
        </draw:rect>
        <draw:rect draw:style-name="gr34" draw:text-style-name="P10" draw:id="id85" draw:layer="layout" svg:width="5.123cm" svg:height="2.142cm" svg:x="19.656cm" svg:y="15.665cm">
          <text:p text:style-name="P6"><text:span text:style-name="T6">Vhost</text:span></text:p>
        </draw:rect>
        <draw:polyline draw:style-name="gr35" draw:text-style-name="P6" draw:id="id84" draw:layer="layout" svg:width="3.814cm" svg:height="4.245cm" svg:x="8.86cm" svg:y="12.306cm" svg:viewBox="0 0 3815 4246" draw:points="0,4246 3815,0">
          <text:p/>
        </draw:polyline>
        <draw:polyline draw:style-name="gr35" draw:text-style-name="P6" draw:id="id86" draw:layer="layout" svg:width="3.753cm" svg:height="3.876cm" svg:x="16.428cm" svg:y="12.614cm" svg:viewBox="0 0 3754 3877" draw:points="0,0 3754,387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80" smil:attributeName="visibility" smil:to="visible"/>
                  <anim:transitionFilter smil:dur="2s" smil:targetElement="id8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81" smil:attributeName="visibility" smil:to="visible"/>
                  <anim:transitionFilter smil:dur="2s" smil:targetElement="id81" smil:type="irisWipe" smil:subtype="rectangle" smil:direction="reverse"/>
                </anim:par>
              </anim:par>
              <anim:par smil:begin="2s">
                <anim:par smil:begin="22.5s" smil:fill="hold" presentation:node-type="after-previous" presentation:preset-class="entrance" presentation:preset-id="ooo-entrance-box" presentation:preset-sub-type="in">
                  <anim:set smil:begin="0s" smil:dur="0.004s" smil:fill="hold" smil:targetElement="id82" smil:attributeName="visibility" smil:to="visible"/>
                  <anim:transitionFilter smil:dur="2s" smil:targetElement="id82" smil:type="irisWipe" smil:subtype="rectangle" smil:direction="reverse"/>
                </anim:par>
                <anim:par smil:begin="22.5s" smil:fill="hold" presentation:preset-property="Direction" presentation:node-type="with-previous" presentation:preset-class="exit" presentation:preset-id="ooo-exit-box" presentation:preset-sub-type="in">
                  <anim:transitionFilter smil:dur="0.75s" smil:targetElement="id81" smil:type="irisWipe" smil:subtype="rectangle" smil:mode="out" smil:direction="reverse"/>
                  <anim:set smil:begin="0.7485s" smil:dur="0.0015s" smil:fill="hold" smil:targetElement="id81" smil:attributeName="visibility" smil:to="hidden"/>
                </anim:par>
              </anim:par>
              <anim:par smil:begin="26.5s">
                <anim:par smil:begin="3.5s" smil:fill="hold" presentation:node-type="after-previous" presentation:preset-class="entrance" presentation:preset-id="ooo-entrance-box" presentation:preset-sub-type="in">
                  <anim:set smil:begin="0s" smil:dur="0.004s" smil:fill="hold" smil:targetElement="id83" smil:attributeName="visibility" smil:to="visible"/>
                  <anim:transitionFilter smil:dur="2s" smil:targetElement="id83" smil:type="irisWipe" smil:subtype="rectangle" smil:direction="reverse"/>
                </anim:par>
                <anim:par smil:begin="3.5s" smil:fill="hold" presentation:node-type="with-previous" presentation:preset-class="entrance" presentation:preset-id="ooo-entrance-box" presentation:preset-sub-type="in">
                  <anim:set smil:begin="0s" smil:dur="0.004s" smil:fill="hold" smil:targetElement="id84" smil:attributeName="visibility" smil:to="visible"/>
                  <anim:transitionFilter smil:dur="2s" smil:targetElement="id84" smil:type="irisWipe" smil:subtype="rectangle" smil:direction="reverse"/>
                </anim:par>
              </anim:par>
              <anim:par smil:begin="32s">
                <anim:par smil:begin="1.5s" smil:fill="hold" presentation:node-type="after-previous" presentation:preset-class="entrance" presentation:preset-id="ooo-entrance-box" presentation:preset-sub-type="in">
                  <anim:set smil:begin="0s" smil:dur="0.004s" smil:fill="hold" smil:targetElement="id85" smil:attributeName="visibility" smil:to="visible"/>
                  <anim:transitionFilter smil:dur="2s" smil:targetElement="id85" smil:type="irisWipe" smil:subtype="rectangle" smil:direction="reverse"/>
                </anim:par>
                <anim:par smil:begin="1.5s" smil:fill="hold" presentation:node-type="with-previous" presentation:preset-class="entrance" presentation:preset-id="ooo-entrance-box" presentation:preset-sub-type="in">
                  <anim:set smil:begin="0s" smil:dur="0.004s" smil:fill="hold" smil:targetElement="id86" smil:attributeName="visibility" smil:to="visible"/>
                  <anim:transitionFilter smil:dur="2s" smil:targetElement="id8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tunnel" presentation:presentation-page-layout-name="AL2T19">
        <office:forms form:automatic-focus="false" form:apply-design-mode="false"/>
        <draw:frame presentation:style-name="pr10" draw:text-style-name="P5" draw:layer="layout" svg:width="24cm" svg:height="2.593cm" svg:x="2cm" svg:y="1.625cm" presentation:class="title" presentation:user-transformed="true">
          <draw:text-box>
            <text:p><text:span text:style-name="T2">fragmentation</text:span></text:p>
          </draw:text-box>
        </draw:frame>
        <draw:g>
          <draw:rect draw:style-name="gr29" draw:text-style-name="P10" draw:layer="layout" svg:width="6.399cm" svg:height="12.737cm" svg:x="3.815cm" svg:y="5.168cm">
            <text:p text:style-name="P6"><text:span text:style-name="T6">Desc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rect>
          <draw:line draw:style-name="gr27" draw:text-style-name="P6" draw:layer="layout" svg:x1="3.726cm" svg:y1="8.237cm" svg:x2="10.182cm" svg:y2="8.25cm">
            <text:p/>
          </draw:line>
          <draw:line draw:style-name="gr27" draw:text-style-name="P6" draw:layer="layout" svg:x1="3.798cm" svg:y1="11.568cm" svg:x2="10.266cm" svg:y2="11.568cm">
            <text:p/>
          </draw:line>
          <draw:line draw:style-name="gr27" draw:text-style-name="P6" draw:layer="layout" svg:x1="3.84cm" svg:y1="14.97cm" svg:x2="10.308cm" svg:y2="14.97cm">
            <text:p/>
          </draw:line>
          <draw:line draw:style-name="gr27" draw:text-style-name="P6" draw:layer="layout" svg:x1="3.798cm" svg:y1="16.566cm" svg:x2="10.266cm" svg:y2="16.566cm">
            <text:p/>
          </draw:line>
          <draw:line draw:style-name="gr27" draw:text-style-name="P6" draw:layer="layout" svg:x1="3.84cm" svg:y1="13.332cm" svg:x2="10.308cm" svg:y2="13.332cm">
            <text:p/>
          </draw:line>
          <draw:line draw:style-name="gr27" draw:text-style-name="P6" draw:layer="layout" svg:x1="3.84cm" svg:y1="9.846cm" svg:x2="10.308cm" svg:y2="9.846cm">
            <text:p/>
          </draw:line>
          <draw:line draw:style-name="gr27" draw:text-style-name="P6" draw:layer="layout" svg:x1="3.798cm" svg:y1="11.568cm" svg:x2="10.266cm" svg:y2="11.568cm">
            <text:p/>
          </draw:line>
          <draw:line draw:style-name="gr27" draw:text-style-name="P6" draw:layer="layout" svg:x1="3.714cm" svg:y1="6.823cm" svg:x2="10.182cm" svg:y2="6.823cm">
            <text:p/>
          </draw:line>
          <draw:line draw:style-name="gr27" draw:text-style-name="P6" draw:layer="layout" svg:x1="3.798cm" svg:y1="11.568cm" svg:x2="10.266cm" svg:y2="11.568cm">
            <text:p/>
          </draw:line>
          <draw:line draw:style-name="gr27" draw:text-style-name="P6" draw:layer="layout" svg:x1="3.798cm" svg:y1="11.568cm" svg:x2="10.266cm" svg:y2="11.568cm">
            <text:p/>
          </draw:line>
        </draw:g>
        <draw:rect draw:style-name="gr34" draw:text-style-name="P10" draw:layer="layout" svg:width="6.926cm" svg:height="2.487cm" svg:x="17.071cm" svg:y="12.614cm">
          <text:p text:style-name="P6"><text:span text:style-name="T6">Vhost</text:span></text:p>
        </draw:rect>
        <draw:rect draw:style-name="gr18" draw:text-style-name="P6" draw:layer="layout" svg:width="6.338cm" svg:height="6.399cm" svg:x="3.875cm" svg:y="11.507cm">
          <text:p/>
        </draw:rect>
        <draw:line draw:style-name="gr18" draw:text-style-name="P6" draw:layer="layout" svg:x1="10.214cm" svg:y1="14.952cm" svg:x2="3.815cm" svg:y2="14.952cm">
          <text:p/>
        </draw:line>
        <draw:line draw:style-name="gr18" draw:text-style-name="P6" draw:layer="layout" svg:x1="10.214cm" svg:y1="13.352cm" svg:x2="3.815cm" svg:y2="13.352cm">
          <text:p/>
        </draw:line>
        <draw:line draw:style-name="gr18" draw:text-style-name="P6" draw:layer="layout" svg:x1="10.214cm" svg:y1="16.614cm" svg:x2="3.876cm" svg:y2="16.614cm">
          <text:p/>
        </draw:line>
        <draw:custom-shape draw:style-name="gr10" draw:text-style-name="P6" draw:layer="layout" svg:width="6.83cm" svg:height="0.616cm" svg:x="10.214cm" svg:y="13.7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1" draw:text-style-name="P6" draw:id="id89" draw:layer="layout" svg:width="6.384cm" svg:height="1.68cm" svg:x="3.841cm" svg:y="16.226cm">
          <text:p/>
        </draw:rect>
        <draw:rect draw:style-name="gr31" draw:text-style-name="P6" draw:id="id88" draw:layer="layout" svg:width="6.384cm" svg:height="1.68cm" svg:x="3.841cm" svg:y="14.565cm">
          <text:p/>
        </draw:rect>
        <draw:rect draw:style-name="gr31" draw:text-style-name="P6" draw:id="id87" draw:layer="layout" svg:width="6.384cm" svg:height="1.68cm" svg:x="3.84cm" svg:y="12.964cm">
          <text:p/>
        </draw:rect>
        <draw:frame draw:style-name="gr36" draw:text-style-name="P16" draw:id="id90" draw:layer="layout" svg:width="5.002cm" svg:height="1.352cm" svg:x="11.014cm" svg:y="12.553cm">
          <draw:text-box>
            <text:p><text:span text:style-name="T6">4 packets</text:span></text:p>
          </draw:text-box>
        </draw:frame>
        <draw:frame draw:style-name="gr37" draw:text-style-name="P16" draw:id="id91" draw:layer="layout" svg:width="4.46cm" svg:height="4.025cm" svg:x="11.199cm" svg:y="12.369cm">
          <draw:text-box>
            <text:p><text:span text:style-name="T6">1 pack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  <anim:par smil:begin="0.0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tunnel" presentation:presentation-page-layout-name="AL2T19">
        <office:forms form:automatic-focus="false" form:apply-design-mode="false"/>
        <draw:frame presentation:style-name="pr10" draw:text-style-name="P5" draw:layer="layout" svg:width="24cm" svg:height="2.593cm" svg:x="2.081cm" svg:y="1.625cm" presentation:class="title" presentation:user-transformed="true">
          <draw:text-box>
            <text:p><text:span text:style-name="T2">new ring</text:span></text:p>
          </draw:text-box>
        </draw:frame>
        <draw:rect draw:style-name="gr29" draw:text-style-name="P10" draw:layer="layout" svg:width="6.399cm" svg:height="12.737cm" svg:x="10.768cm" svg:y="5.107cm">
          <text:p text:style-name="P6"><text:span text:style-name="T6">Desc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</draw:rect>
        <draw:rect draw:style-name="gr30" draw:text-style-name="P10" draw:layer="layout" svg:width="5.045cm" svg:height="7.137cm" svg:x="19.691cm" svg:y="5.046cm">
          <text:p text:style-name="P6"><text:span text:style-name="T6">Used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</draw:rect>
        <draw:line draw:style-name="gr27" draw:text-style-name="P6" draw:layer="layout" svg:x1="19.712cm" svg:y1="7.133cm" svg:x2="24.758cm" svg:y2="7.133cm">
          <text:p/>
        </draw:line>
        <draw:line draw:style-name="gr27" draw:text-style-name="P6" draw:layer="layout" svg:x1="10.679cm" svg:y1="8.176cm" svg:x2="17.135cm" svg:y2="8.189cm">
          <text:p/>
        </draw:line>
        <draw:line draw:style-name="gr27" draw:text-style-name="P6" draw:layer="layout" svg:x1="10.751cm" svg:y1="11.507cm" svg:x2="17.219cm" svg:y2="11.507cm">
          <text:p/>
        </draw:line>
        <draw:line draw:style-name="gr27" draw:text-style-name="P6" draw:layer="layout" svg:x1="10.793cm" svg:y1="14.909cm" svg:x2="17.261cm" svg:y2="14.909cm">
          <text:p/>
        </draw:line>
        <draw:line draw:style-name="gr27" draw:text-style-name="P6" draw:layer="layout" svg:x1="10.751cm" svg:y1="16.505cm" svg:x2="17.219cm" svg:y2="16.505cm">
          <text:p/>
        </draw:line>
        <draw:line draw:style-name="gr27" draw:text-style-name="P6" draw:layer="layout" svg:x1="10.793cm" svg:y1="13.271cm" svg:x2="17.261cm" svg:y2="13.271cm">
          <text:p/>
        </draw:line>
        <draw:line draw:style-name="gr27" draw:text-style-name="P6" draw:layer="layout" svg:x1="10.793cm" svg:y1="9.785cm" svg:x2="17.261cm" svg:y2="9.785cm">
          <text:p/>
        </draw:line>
        <draw:line draw:style-name="gr27" draw:text-style-name="P6" draw:layer="layout" svg:x1="10.751cm" svg:y1="11.507cm" svg:x2="17.219cm" svg:y2="11.507cm">
          <text:p/>
        </draw:line>
        <draw:line draw:style-name="gr27" draw:text-style-name="P6" draw:layer="layout" svg:x1="10.667cm" svg:y1="6.762cm" svg:x2="17.135cm" svg:y2="6.762cm">
          <text:p/>
        </draw:line>
        <draw:line draw:style-name="gr27" draw:text-style-name="P6" draw:layer="layout" svg:x1="10.751cm" svg:y1="11.507cm" svg:x2="17.219cm" svg:y2="11.507cm">
          <text:p/>
        </draw:line>
        <draw:line draw:style-name="gr27" draw:text-style-name="P6" draw:layer="layout" svg:x1="10.751cm" svg:y1="11.507cm" svg:x2="17.219cm" svg:y2="11.507cm">
          <text:p/>
        </draw:line>
        <draw:line draw:style-name="gr27" draw:text-style-name="P6" draw:layer="layout" svg:x1="19.796cm" svg:y1="9.778cm" svg:x2="24.842cm" svg:y2="9.778cm">
          <text:p/>
        </draw:line>
        <draw:line draw:style-name="gr27" draw:text-style-name="P6" draw:layer="layout" svg:x1="19.712cm" svg:y1="7.133cm" svg:x2="24.758cm" svg:y2="7.133cm">
          <text:p/>
        </draw:line>
        <draw:line draw:style-name="gr27" draw:text-style-name="P6" draw:layer="layout" svg:x1="19.67cm" svg:y1="10.618cm" svg:x2="24.716cm" svg:y2="10.618cm">
          <text:p/>
        </draw:line>
        <draw:line draw:style-name="gr27" draw:text-style-name="P6" draw:layer="layout" svg:x1="19.712cm" svg:y1="11.374cm" svg:x2="24.758cm" svg:y2="11.374cm">
          <text:p/>
        </draw:line>
        <draw:line draw:style-name="gr27" draw:text-style-name="P6" draw:layer="layout" svg:x1="19.712cm" svg:y1="8.098cm" svg:x2="24.758cm" svg:y2="8.098cm">
          <text:p/>
        </draw:line>
        <draw:line draw:style-name="gr27" draw:text-style-name="P6" draw:layer="layout" svg:x1="19.67cm" svg:y1="10.618cm" svg:x2="24.716cm" svg:y2="10.618cm">
          <text:p/>
        </draw:line>
        <draw:line draw:style-name="gr27" draw:text-style-name="P6" draw:layer="layout" svg:x1="19.754cm" svg:y1="6.125cm" svg:x2="24.8cm" svg:y2="6.125cm">
          <text:p/>
        </draw:line>
        <draw:line draw:style-name="gr27" draw:text-style-name="P6" draw:layer="layout" svg:x1="19.796cm" svg:y1="9.778cm" svg:x2="24.842cm" svg:y2="9.778cm">
          <text:p/>
        </draw:line>
        <draw:line draw:style-name="gr27" draw:text-style-name="P6" draw:layer="layout" svg:x1="19.712cm" svg:y1="8.98cm" svg:x2="24.758cm" svg:y2="8.98cm">
          <text:p/>
        </draw:line>
        <draw:g draw:id="id97">
          <draw:rect draw:style-name="gr24" draw:text-style-name="P10" draw:layer="layout" svg:width="5.045cm" svg:height="5.107cm" svg:x="3.734cm" svg:y="5.191cm">
            <text:p text:style-name="P6"><text:span text:style-name="T6">Avail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rect>
          <draw:line draw:style-name="gr27" draw:text-style-name="P6" draw:layer="layout" svg:x1="3.795cm" svg:y1="7.631cm" svg:x2="8.841cm" svg:y2="7.631cm">
            <text:p/>
          </draw:line>
          <draw:line draw:style-name="gr27" draw:text-style-name="P6" draw:layer="layout" svg:x1="3.733cm" svg:y1="9.661cm" svg:x2="8.779cm" svg:y2="9.661cm">
            <text:p/>
          </draw:line>
          <draw:line draw:style-name="gr27" draw:text-style-name="P6" draw:layer="layout" svg:x1="3.795cm" svg:y1="8.923cm" svg:x2="8.841cm" svg:y2="8.923cm">
            <text:p/>
          </draw:line>
          <draw:line draw:style-name="gr27" draw:text-style-name="P6" draw:layer="layout" svg:x1="3.795cm" svg:y1="6.414cm" svg:x2="8.841cm" svg:y2="6.414cm">
            <text:p/>
          </draw:line>
          <draw:line draw:style-name="gr27" draw:text-style-name="P6" draw:layer="layout" svg:x1="3.753cm" svg:y1="5.741cm" svg:x2="8.799cm" svg:y2="5.741cm">
            <text:p/>
          </draw:line>
          <draw:line draw:style-name="gr27" draw:text-style-name="P6" draw:layer="layout" svg:x1="3.753cm" svg:y1="6.959cm" svg:x2="8.799cm" svg:y2="6.959cm">
            <text:p/>
          </draw:line>
          <draw:line draw:style-name="gr27" draw:text-style-name="P6" draw:layer="layout" svg:x1="3.795cm" svg:y1="7.631cm" svg:x2="8.841cm" svg:y2="7.631cm">
            <text:p/>
          </draw:line>
          <draw:line draw:style-name="gr27" draw:text-style-name="P6" draw:layer="layout" svg:x1="3.711cm" svg:y1="8.26cm" svg:x2="8.757cm" svg:y2="8.26cm">
            <text:p/>
          </draw:line>
        </draw:g>
        <draw:rect draw:style-name="gr31" draw:text-style-name="P6" draw:id="id95" draw:layer="layout" svg:width="6.384cm" svg:height="1.68cm" svg:x="10.793cm" svg:y="11.549cm">
          <text:p/>
        </draw:rect>
        <draw:polyline draw:style-name="gr32" draw:text-style-name="P6" draw:id="id96" draw:layer="layout" svg:width="5.796cm" svg:height="4.964cm" svg:x="6.867cm" svg:y="7.194cm" svg:viewBox="0 0 5797 4965" draw:points="0,0 5797,4965">
          <text:p/>
        </draw:polyline>
        <draw:rect draw:style-name="gr34" draw:text-style-name="P10" draw:id="id94" draw:layer="layout" svg:width="5.123cm" svg:height="2.142cm" svg:x="19.656cm" svg:y="15.665cm">
          <text:p text:style-name="P6"><text:span text:style-name="T6">Vhost</text:span></text:p>
        </draw:rect>
        <draw:polyline draw:style-name="gr35" draw:text-style-name="P6" draw:id="id93" draw:layer="layout" svg:width="3.753cm" svg:height="3.876cm" svg:x="16.428cm" svg:y="12.614cm" svg:viewBox="0 0 3754 3877" draw:points="0,0 3754,3877">
          <text:p/>
        </draw:polyline>
        <draw:rect draw:style-name="gr23" draw:text-style-name="P10" draw:layer="layout" svg:width="1.766cm" svg:height="0.733cm" svg:x="14.436cm" svg:y="12.497cm">
          <text:p text:style-name="P6"><text:span text:style-name="T6">id</text:span></text:p>
        </draw:rect>
        <draw:rect draw:style-name="gr23" draw:text-style-name="P10" draw:id="id92" draw:layer="layout" svg:width="1.766cm" svg:height="0.774cm" svg:x="14.407cm" svg:y="12.456cm">
          <text:p text:style-name="P6"><text:span text:style-name="T6">id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92" svg:path="m-0.00235714285714286 0.000904761904761905 0.257285714285714-0.205428571428571"/>
                </anim:par>
              </anim:par>
              <anim:par smil:begin="0.5s">
                <anim:par smil:begin="15s" smil:fill="hold" presentation:node-type="after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15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15s" smil:fill="hold" presentation:node-type="with-previous" presentation:preset-class="exit" presentation:preset-id="ooo-exit-box" presentation:preset-sub-type="in">
                  <anim:transitionFilter smil:dur="2s" smil:targetElement="id95" smil:type="irisWipe" smil:subtype="rectangle" smil:mode="out" smil:direction="reverse"/>
                  <anim:set smil:begin="1.996s" smil:dur="0.004s" smil:fill="hold" smil:targetElement="id95" smil:attributeName="visibility" smil:to="hidden"/>
                </anim:par>
              </anim:par>
              <anim:par smil:begin="17.5s">
                <anim:par smil:begin="20s" smil:fill="hold" presentation:node-type="after-previous" presentation:preset-class="exit" presentation:preset-id="ooo-exit-box" presentation:preset-sub-type="in">
                  <anim:transitionFilter smil:dur="2s" smil:targetElement="id96" smil:type="irisWipe" smil:subtype="rectangle" smil:mode="out" smil:direction="reverse"/>
                  <anim:set smil:begin="1.996s" smil:dur="0.004s" smil:fill="hold" smil:targetElement="id96" smil:attributeName="visibility" smil:to="hidden"/>
                </anim:par>
                <anim:par smil:begin="20s" smil:fill="hold" presentation:node-type="with-previous" presentation:preset-class="exit" presentation:preset-id="ooo-exit-box" presentation:preset-sub-type="in">
                  <anim:transitionFilter smil:dur="2s" smil:targetElement="id97" smil:type="irisWipe" smil:subtype="rectangle" smil:mode="out" smil:direction="reverse"/>
                  <anim:set smil:begin="1.996s" smil:dur="0.004s" smil:fill="hold" smil:targetElement="id9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tunnel" presentation:presentation-page-layout-name="AL2T19">
        <office:forms form:automatic-focus="false" form:apply-design-mode="false"/>
        <draw:frame presentation:style-name="pr10" draw:text-style-name="P17" draw:layer="layout" svg:width="24cm" svg:height="2.593cm" svg:x="2cm" svg:y="1.625cm" presentation:class="title">
          <draw:text-box>
            <text:p text:style-name="P17"><text:span text:style-name="T12">window</text:span></text:p>
          </draw:text-box>
        </draw:frame>
        <draw:custom-shape draw:style-name="gr38" draw:text-style-name="P18" draw:id="id99" draw:layer="layout" svg:width="2.035cm" svg:height="1.954cm" svg:x="20.638cm" svg:y="3.703cm">
          <text:p text:style-name="P6"><text:span text:style-name="T13">!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g>
          <draw:rect draw:style-name="gr39" draw:text-style-name="P10" draw:layer="layout" svg:width="5.045cm" svg:height="7.137cm" svg:x="12.079cm" svg:y="6.593cm">
            <text:p text:style-name="P6"><text:span text:style-name="T6">Used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rect>
          <draw:line draw:style-name="gr27" draw:text-style-name="P6" draw:layer="layout" svg:x1="12.1cm" svg:y1="8.68cm" svg:x2="17.146cm" svg:y2="8.68cm">
            <text:p/>
          </draw:line>
          <draw:line draw:style-name="gr27" draw:text-style-name="P6" draw:layer="layout" svg:x1="12.184cm" svg:y1="11.325cm" svg:x2="17.23cm" svg:y2="11.325cm">
            <text:p/>
          </draw:line>
          <draw:line draw:style-name="gr27" draw:text-style-name="P6" draw:layer="layout" svg:x1="12.1cm" svg:y1="8.68cm" svg:x2="17.146cm" svg:y2="8.68cm">
            <text:p/>
          </draw:line>
          <draw:line draw:style-name="gr27" draw:text-style-name="P6" draw:layer="layout" svg:x1="12.058cm" svg:y1="12.165cm" svg:x2="17.104cm" svg:y2="12.165cm">
            <text:p/>
          </draw:line>
          <draw:line draw:style-name="gr27" draw:text-style-name="P6" draw:layer="layout" svg:x1="12.1cm" svg:y1="12.921cm" svg:x2="17.146cm" svg:y2="12.921cm">
            <text:p/>
          </draw:line>
          <draw:line draw:style-name="gr27" draw:text-style-name="P6" draw:layer="layout" svg:x1="12.1cm" svg:y1="9.645cm" svg:x2="17.146cm" svg:y2="9.645cm">
            <text:p/>
          </draw:line>
          <draw:line draw:style-name="gr27" draw:text-style-name="P6" draw:layer="layout" svg:x1="12.058cm" svg:y1="12.165cm" svg:x2="17.104cm" svg:y2="12.165cm">
            <text:p/>
          </draw:line>
          <draw:line draw:style-name="gr27" draw:text-style-name="P6" draw:layer="layout" svg:x1="12.142cm" svg:y1="7.672cm" svg:x2="17.188cm" svg:y2="7.672cm">
            <text:p/>
          </draw:line>
          <draw:line draw:style-name="gr27" draw:text-style-name="P6" draw:layer="layout" svg:x1="12.184cm" svg:y1="11.325cm" svg:x2="17.23cm" svg:y2="11.325cm">
            <text:p/>
          </draw:line>
          <draw:line draw:style-name="gr27" draw:text-style-name="P6" draw:layer="layout" svg:x1="12.1cm" svg:y1="10.527cm" svg:x2="17.146cm" svg:y2="10.527cm">
            <text:p/>
          </draw:line>
        </draw:g>
        <draw:rect draw:style-name="gr34" draw:text-style-name="P10" draw:layer="layout" svg:width="5.123cm" svg:height="2.142cm" svg:x="20.593cm" svg:y="7.076cm">
          <text:p text:style-name="P6"><text:span text:style-name="T6">Vhost</text:span></text:p>
        </draw:rect>
        <draw:rect draw:style-name="gr33" draw:text-style-name="P10" draw:layer="layout" svg:width="5.123cm" svg:height="2.142cm" svg:x="3.294cm" svg:y="6.994cm">
          <text:p text:style-name="P6"><text:span text:style-name="T6">Guest</text:span></text:p>
        </draw:rect>
        <draw:custom-shape draw:style-name="gr40" draw:text-style-name="P6" draw:id="id98" draw:layer="layout" svg:width="4.233cm" svg:height="0.488cm" svg:x="16.282cm" svg:y="7.9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id="id101" draw:layer="layout" svg:width="4.355cm" svg:height="0.448cm" svg:x="8.548cm" svg:y="7.9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8" draw:id="id100" draw:layer="layout" svg:width="2.035cm" svg:height="1.954cm" svg:x="20.557cm" svg:y="3.824cm">
          <text:p text:style-name="P6"><text:span text:style-name="T13">!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g draw:id="id102">
          <draw:custom-shape draw:style-name="gr41" draw:text-style-name="P6" draw:layer="layout" svg:width="0.895cm" svg:height="0.855cm" svg:x="14.043cm" svg:y="7.694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ellipse draw:style-name="gr42" draw:text-style-name="P6" draw:layer="layout" svg:width="0.636cm" svg:height="0.601cm" svg:x="14.194cm" svg:y="8.164cm" draw:kind="arc" draw:start-angle="25.16" draw:end-angle="154.68">
            <text:p/>
          </draw:ellipse>
          <draw:ellipse draw:style-name="gr42" draw:text-style-name="P6" draw:layer="layout" svg:width="0.084cm" svg:height="0.085cm" svg:x="14.295cm" svg:y="7.908cm">
            <text:p/>
          </draw:ellipse>
          <draw:ellipse draw:style-name="gr42" draw:text-style-name="P6" draw:layer="layout" svg:width="0.098cm" svg:height="0.071cm" svg:x="14.616cm" svg:y="7.908cm">
            <text:p/>
          </draw:ellips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8" svg:path="m0.00585714285714286-0.0019047619047619-0.00146428571428571 0.0407142857142857"/>
                </anim:par>
              </anim:par>
              <anim:par smil:begin="2s">
                <anim:par smil:begin="5s" smil:fill="hold" smil:accelerate="0.5" smil:decelerate="0.5" presentation:node-type="after-previous" presentation:preset-class="motion-path">
                  <anim:animateMotion smil:dur="2s" smil:fill="hold" smil:targetElement="id99" svg:path="m-0.00146428571428571 0.0116666666666667-0.639642857142857-0.00190476190476191"/>
                </anim:par>
              </anim:par>
              <anim:par smil:begin="9s">
                <anim:par smil:begin="5s" smil:fill="hold" smil:accelerate="0.5" smil:decelerate="0.5" presentation:node-type="after-previous" presentation:preset-class="motion-path">
                  <anim:animateMotion smil:dur="2s" smil:fill="hold" smil:targetElement="id98" svg:path="m0.00439285714285714 0.0444247735904178-0.00146428571428571 0.0425550686532283"/>
                </anim:par>
              </anim:par>
              <anim:par smil:begin="16s">
                <anim:par smil:begin="5s" smil:fill="hold" presentation:node-type="after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  <anim:par smil:begin="21.001s">
                <anim:par smil:begin="10s" smil:fill="hold" smil:accelerate="0.5" smil:decelerate="0.5" presentation:node-type="after-previous" presentation:preset-class="motion-path">
                  <anim:animateMotion smil:dur="2s" smil:fill="hold" smil:targetElement="id101" svg:path="m-0.0123214285714286-0.000952380952380952v0.0426190476190476"/>
                </anim:par>
              </anim:par>
              <anim:par smil:begin="33.001s">
                <anim:par smil:begin="2s" smil:fill="hold" smil:accelerate="0.5" smil:decelerate="0.5" presentation:node-type="after-previous" presentation:preset-class="motion-path">
                  <anim:animateMotion smil:dur="2s" smil:fill="hold" smil:targetElement="id101" svg:path="m-0.0123214285714286 0.0463880663957431-0.00146428571428571 0.041297200023333"/>
                </anim:par>
              </anim:par>
              <anim:par smil:begin="37.001s">
                <anim:par smil:begin="5s" smil:fill="hold" smil:accelerate="0.5" smil:decelerate="0.5" presentation:node-type="after-previous" presentation:preset-class="motion-path" presentation:preset-id="ooo-motionpath-left">
                  <anim:animateMotion smil:dur="2s" smil:fill="hold" smil:targetElement="id100" svg:path="m-0.0116292293233083 0h-0.521348684210526"/>
                </anim:par>
              </anim:par>
              <anim:par smil:begin="44.001s">
                <anim:par smil:begin="5s" smil:fill="hold" presentation:node-type="after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tunnel" presentation:presentation-page-layout-name="AL2T19">
        <office:forms form:automatic-focus="false" form:apply-design-mode="false"/>
        <draw:frame presentation:style-name="pr10" draw:text-style-name="P17" draw:layer="layout" svg:width="24cm" svg:height="2.593cm" svg:x="2cm" svg:y="1.625cm" presentation:class="title">
          <draw:text-box>
            <text:p text:style-name="P17"><text:span text:style-name="T12">Publish guest index</text:span></text:p>
          </draw:text-box>
        </draw:frame>
        <draw:custom-shape draw:style-name="gr38" draw:text-style-name="P18" draw:id="id104" draw:layer="layout" svg:width="2.035cm" svg:height="1.954cm" svg:x="20.638cm" svg:y="3.703cm">
          <text:p text:style-name="P6"><text:span text:style-name="T13">!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g>
          <draw:rect draw:style-name="gr39" draw:text-style-name="P10" draw:layer="layout" svg:width="5.045cm" svg:height="7.137cm" svg:x="12.079cm" svg:y="6.593cm">
            <text:p text:style-name="P6"><text:span text:style-name="T6">Used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rect>
          <draw:line draw:style-name="gr27" draw:text-style-name="P6" draw:layer="layout" svg:x1="12.1cm" svg:y1="8.68cm" svg:x2="17.146cm" svg:y2="8.68cm">
            <text:p/>
          </draw:line>
          <draw:line draw:style-name="gr27" draw:text-style-name="P6" draw:layer="layout" svg:x1="12.184cm" svg:y1="11.325cm" svg:x2="17.23cm" svg:y2="11.325cm">
            <text:p/>
          </draw:line>
          <draw:line draw:style-name="gr27" draw:text-style-name="P6" draw:layer="layout" svg:x1="12.1cm" svg:y1="8.68cm" svg:x2="17.146cm" svg:y2="8.68cm">
            <text:p/>
          </draw:line>
          <draw:line draw:style-name="gr27" draw:text-style-name="P6" draw:layer="layout" svg:x1="12.058cm" svg:y1="12.165cm" svg:x2="17.104cm" svg:y2="12.165cm">
            <text:p/>
          </draw:line>
          <draw:line draw:style-name="gr27" draw:text-style-name="P6" draw:layer="layout" svg:x1="12.1cm" svg:y1="12.921cm" svg:x2="17.146cm" svg:y2="12.921cm">
            <text:p/>
          </draw:line>
          <draw:line draw:style-name="gr27" draw:text-style-name="P6" draw:layer="layout" svg:x1="12.1cm" svg:y1="9.645cm" svg:x2="17.146cm" svg:y2="9.645cm">
            <text:p/>
          </draw:line>
          <draw:line draw:style-name="gr27" draw:text-style-name="P6" draw:layer="layout" svg:x1="12.058cm" svg:y1="12.165cm" svg:x2="17.104cm" svg:y2="12.165cm">
            <text:p/>
          </draw:line>
          <draw:line draw:style-name="gr27" draw:text-style-name="P6" draw:layer="layout" svg:x1="12.142cm" svg:y1="7.672cm" svg:x2="17.188cm" svg:y2="7.672cm">
            <text:p/>
          </draw:line>
          <draw:line draw:style-name="gr27" draw:text-style-name="P6" draw:layer="layout" svg:x1="12.184cm" svg:y1="11.325cm" svg:x2="17.23cm" svg:y2="11.325cm">
            <text:p/>
          </draw:line>
          <draw:line draw:style-name="gr27" draw:text-style-name="P6" draw:layer="layout" svg:x1="12.1cm" svg:y1="10.527cm" svg:x2="17.146cm" svg:y2="10.527cm">
            <text:p/>
          </draw:line>
        </draw:g>
        <draw:rect draw:style-name="gr34" draw:text-style-name="P10" draw:layer="layout" svg:width="5.123cm" svg:height="2.142cm" svg:x="20.593cm" svg:y="7.076cm">
          <text:p text:style-name="P6"><text:span text:style-name="T6">Vhost</text:span></text:p>
        </draw:rect>
        <draw:rect draw:style-name="gr33" draw:text-style-name="P10" draw:layer="layout" svg:width="5.123cm" svg:height="2.142cm" svg:x="3.294cm" svg:y="6.994cm">
          <text:p text:style-name="P6"><text:span text:style-name="T6">Guest</text:span></text:p>
        </draw:rect>
        <draw:custom-shape draw:style-name="gr40" draw:text-style-name="P6" draw:id="id103" draw:layer="layout" svg:width="4.233cm" svg:height="0.488cm" svg:x="16.282cm" svg:y="7.9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id="id106" draw:layer="layout" svg:width="4.355cm" svg:height="0.448cm" svg:x="8.548cm" svg:y="7.9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8" draw:id="id107" draw:layer="layout" svg:width="2.035cm" svg:height="1.954cm" svg:x="20.557cm" svg:y="3.824cm">
          <text:p text:style-name="P6"><text:span text:style-name="T13">!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g draw:id="id105">
          <draw:custom-shape draw:style-name="gr43" draw:text-style-name="P6" draw:layer="layout" svg:width="0.815cm" svg:height="0.815cm" svg:x="14.368cm" svg:y="9.687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ellipse draw:style-name="gr44" draw:text-style-name="P6" draw:layer="layout" svg:width="-0.578cm" svg:height="-0.549cm" svg:x="15.073cm" svg:y="10.346cm" draw:kind="arc" draw:start-angle="25.32" draw:end-angle="154.84">
            <text:p/>
          </draw:ellipse>
          <draw:ellipse draw:style-name="gr44" draw:text-style-name="P6" draw:layer="layout" svg:width="0.076cm" svg:height="0.081cm" svg:x="14.598cm" svg:y="9.891cm">
            <text:p/>
          </draw:ellipse>
          <draw:ellipse draw:style-name="gr44" draw:text-style-name="P6" draw:layer="layout" svg:width="0.089cm" svg:height="0.067cm" svg:x="14.89cm" svg:y="9.891cm">
            <text:p/>
          </draw:ellips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3" svg:path="m0.00585714285714286-0.0019047619047619-0.00146428571428571 0.0407142857142857"/>
                </anim:par>
              </anim:par>
              <anim:par smil:begin="2s">
                <anim:par smil:begin="5s" smil:fill="hold" smil:accelerate="0.5" smil:decelerate="0.5" presentation:node-type="after-previous" presentation:preset-class="motion-path">
                  <anim:animateMotion smil:dur="2s" smil:fill="hold" smil:targetElement="id104" svg:path="m-0.00146428571428571 0.0116666666666667-0.639642857142857-0.00190476190476191"/>
                </anim:par>
              </anim:par>
              <anim:par smil:begin="9s">
                <anim:par smil:begin="5s" smil:fill="hold" smil:accelerate="0.5" smil:decelerate="0.5" presentation:node-type="after-previous" presentation:preset-class="motion-path">
                  <anim:animateMotion smil:dur="2s" smil:fill="hold" smil:targetElement="id103" svg:path="m0.00439285714285714 0.0444247735904178-0.00146428571428571 0.0425550686532283"/>
                </anim:par>
              </anim:par>
              <anim:par smil:begin="16s">
                <anim:par smil:begin="5s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  <anim:par smil:begin="21.001s">
                <anim:par smil:begin="5s" smil:fill="hold" smil:accelerate="0.5" smil:decelerate="0.5" presentation:node-type="after-previous" presentation:preset-class="motion-path">
                  <anim:animateMotion smil:dur="2s" smil:fill="hold" smil:targetElement="id106" svg:path="m-0.0123214285714286-0.000952380952380952v0.0426190476190476"/>
                </anim:par>
              </anim:par>
              <anim:par smil:begin="28.001s">
                <anim:par smil:begin="2s" smil:fill="hold" smil:accelerate="0.5" smil:decelerate="0.5" presentation:node-type="after-previous" presentation:preset-class="motion-path">
                  <anim:animateMotion smil:dur="2s" smil:fill="hold" smil:targetElement="id106" svg:path="m-0.0123214285714286 0.0463880663957431-0.00146428571428571 0.041297200023333"/>
                </anim:par>
              </anim:par>
              <anim:par smil:begin="32.001s">
                <anim:par smil:begin="2s" smil:fill="hold" smil:accelerate="0.5" smil:decelerate="0.5" presentation:node-type="after-previous" presentation:preset-class="motion-path">
                  <anim:animateMotion smil:dur="2s" smil:fill="hold" smil:targetElement="id103" svg:path="m0.00292857142857143 0.0913466417134546-0.00146428571428571 0.0362370555208984"/>
                </anim:par>
              </anim:par>
              <anim:par smil:begin="36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  <anim:par smil:begin="38.002s">
                <anim:par smil:begin="2s" smil:fill="hold" smil:accelerate="0.5" smil:decelerate="0.5" presentation:node-type="after-previous" presentation:preset-class="motion-path" presentation:preset-id="ooo-motionpath-left">
                  <anim:animateMotion smil:dur="2s" smil:fill="hold" smil:targetElement="id107" svg:path="m-0.0116292293233083 0h-0.521348684210526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tunnel" presentation:presentation-page-layout-name="AL2T19">
        <office:forms form:automatic-focus="false" form:apply-design-mode="false"/>
        <draw:frame presentation:style-name="pr11" draw:text-style-name="P17" draw:layer="layout" svg:width="24cm" svg:height="3.984cm" svg:x="2cm" svg:y="0.93cm" presentation:class="title" presentation:user-transformed="true">
          <draw:text-box>
            <text:p text:style-name="P17"><text:span text:style-name="T12">Guest 2 external</text:span><text:span text:style-name="T12"><text:line-break/></text:span><text:span text:style-name="T12"/></text:p>
          </draw:text-box>
        </draw:frame>
        <draw:frame presentation:style-name="pr4" draw:text-style-name="P5" draw:layer="layout" svg:width="24cm" svg:height="2.844cm" svg:x="2cm" svg:y="1.501cm" presentation:class="title" presentation:user-transformed="true">
          <draw:text-box>
            <text:p/>
          </draw:text-box>
        </draw:frame>
        <draw:rect draw:style-name="gr2" draw:text-style-name="P7" draw:layer="layout" svg:width="9.317cm" svg:height="1.661cm" svg:x="3.843cm" svg:y="5.081cm">
          <text:p text:style-name="P6"><text:span text:style-name="T3">Guest</text:span></text:p>
        </draw:rect>
        <draw:rect draw:style-name="gr4" draw:text-style-name="P19" draw:layer="layout" svg:width="1.978cm" svg:height="1.66cm" svg:x="8.764cm" svg:y="8.349cm">
          <text:p text:style-name="P6"><text:span text:style-name="T14">tap</text:span></text:p>
        </draw:rect>
        <draw:rect draw:style-name="gr5" draw:text-style-name="P10" draw:layer="layout" svg:width="2.261cm" svg:height="1.66cm" svg:x="2.453cm" svg:y="8.309cm">
          <text:p text:style-name="P6"><text:span text:style-name="T6">KVM</text:span></text:p>
        </draw:rect>
        <draw:rect draw:style-name="gr7" draw:text-style-name="P19" draw:layer="layout" svg:width="2.623cm" svg:height="1.66cm" svg:x="5.476cm" svg:y="8.31cm">
          <text:p text:style-name="P6"><text:span text:style-name="T14">Vhost</text:span></text:p>
        </draw:rect>
        <draw:rect draw:style-name="gr4" draw:text-style-name="P20" draw:layer="layout" svg:width="4.677cm" svg:height="1.66cm" svg:x="11.646cm" svg:y="8.35cm">
          <text:p text:style-name="P6"><text:span text:style-name="T15">bridge</text:span></text:p>
        </draw:rect>
        <draw:rect draw:style-name="gr14" draw:text-style-name="P8" draw:layer="layout" svg:width="3.626cm" svg:height="1.661cm" svg:x="11.964cm" svg:y="11.486cm">
          <text:p text:style-name="P6"><text:span text:style-name="T4">NIC</text:span></text:p>
        </draw:rect>
        <draw:custom-shape draw:style-name="gr10" draw:text-style-name="P6" draw:layer="layout" svg:width="0.42cm" svg:height="1.569cm" svg:x="3.972cm" svg:y="6.7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42cm" svg:height="1.528cm" svg:x="13.031cm" svg:y="9.9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773cm" svg:height="0.604cm" svg:x="4.714cm" svg:y="8.8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45cm" svg:height="0.563cm" svg:x="8.131cm" svg:y="8.8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871cm" svg:height="0.522cm" svg:x="10.775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7" draw:layer="layout" svg:width="8.471cm" svg:height="1.661cm" svg:x="14.892cm" svg:y="5.081cm">
          <text:p text:style-name="P6"><text:span text:style-name="T3">Guest</text:span></text:p>
        </draw:rect>
        <draw:rect draw:style-name="gr4" draw:text-style-name="P19" draw:layer="layout" svg:width="1.799cm" svg:height="1.66cm" svg:x="17.09cm" svg:y="8.349cm">
          <text:p text:style-name="P6"><text:span text:style-name="T14">tap</text:span></text:p>
        </draw:rect>
        <draw:rect draw:style-name="gr5" draw:text-style-name="P19" draw:layer="layout" svg:width="2.056cm" svg:height="1.66cm" svg:x="22.571cm" svg:y="8.309cm">
          <text:p text:style-name="P6"><text:span text:style-name="T14">KVM</text:span></text:p>
        </draw:rect>
        <draw:rect draw:style-name="gr7" draw:text-style-name="P19" draw:layer="layout" svg:width="2.384cm" svg:height="1.66cm" svg:x="19.494cm" svg:y="8.31cm">
          <text:p text:style-name="P6"><text:span text:style-name="T14">Vhost</text:span></text:p>
        </draw:rect>
        <draw:custom-shape draw:style-name="gr10" draw:text-style-name="P6" draw:layer="layout" svg:width="0.382cm" svg:height="1.569cm" svg:x="22.864cm" svg:y="6.788cm">
          <text:p/>
          <draw:enhanced-geometry svg:viewBox="0 0 21600 21600" draw:mirror-horizontal="tru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382cm" svg:height="1.528cm" svg:x="14.627cm" svg:y="9.966cm">
          <text:p/>
          <draw:enhanced-geometry svg:viewBox="0 0 21600 21600" draw:mirror-horizontal="tru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703cm" svg:height="0.604cm" svg:x="21.859cm" svg:y="8.879cm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586cm" svg:height="0.563cm" svg:x="18.878cm" svg:y="8.879cm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792cm" svg:height="0.522cm" svg:x="16.268cm" svg:y="9cm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id="id109">
          <draw:rect draw:style-name="gr16" draw:text-style-name="P6" draw:layer="layout" svg:width="5.785cm" svg:height="1.575cm" svg:x="20.009cm" svg:y="3.285cm">
            <text:p/>
          </draw:rect>
          <draw:line draw:style-name="gr16" draw:text-style-name="P6" draw:layer="layout" svg:x1="22.926cm" svg:y1="3.905cm" svg:x2="25.794cm" svg:y2="3.26cm">
            <text:p/>
          </draw:line>
          <draw:line draw:style-name="gr16" draw:text-style-name="P6" draw:layer="layout" svg:x1="20.009cm" svg:y1="3.286cm" svg:x2="22.877cm" svg:y2="3.879cm">
            <text:p/>
          </draw:line>
        </draw:g>
        <draw:g draw:id="id108">
          <draw:rect draw:style-name="gr16" draw:text-style-name="P6" draw:layer="layout" svg:width="5.785cm" svg:height="1.575cm" svg:x="2.466cm" svg:y="3.244cm">
            <text:p/>
          </draw:rect>
          <draw:line draw:style-name="gr16" draw:text-style-name="P6" draw:layer="layout" svg:x1="5.383cm" svg:y1="3.864cm" svg:x2="8.251cm" svg:y2="3.219cm">
            <text:p/>
          </draw:line>
          <draw:line draw:style-name="gr16" draw:text-style-name="P6" draw:layer="layout" svg:x1="2.466cm" svg:y1="3.245cm" svg:x2="5.334cm" svg:y2="3.838cm">
            <text:p/>
          </draw:line>
        </draw:g>
        <draw:g>
          <draw:rect draw:style-name="gr16" draw:text-style-name="P6" draw:layer="layout" svg:width="5.785cm" svg:height="1.575cm" svg:x="2.466cm" svg:y="3.244cm">
            <text:p/>
          </draw:rect>
          <draw:line draw:style-name="gr16" draw:text-style-name="P6" draw:layer="layout" svg:x1="5.383cm" svg:y1="3.864cm" svg:x2="8.251cm" svg:y2="3.219cm">
            <text:p/>
          </draw:line>
          <draw:line draw:style-name="gr16" draw:text-style-name="P6" draw:layer="layout" svg:x1="2.466cm" svg:y1="3.245cm" svg:x2="5.334cm" svg:y2="3.838cm">
            <text:p/>
          </draw:line>
        </draw:g>
        <draw:g draw:id="id110">
          <draw:line draw:style-name="gr11" draw:text-style-name="P6" draw:layer="layout" svg:x1="4.559cm" svg:y1="18.782cm" svg:x2="4.559cm" svg:y2="15.835cm">
            <text:p/>
          </draw:line>
          <draw:line draw:style-name="gr11" draw:text-style-name="P6" draw:layer="layout" svg:x1="4.559cm" svg:y1="18.8cm" svg:x2="23.853cm" svg:y2="18.8cm">
            <text:p/>
          </draw:line>
          <draw:rect draw:style-name="gr45" draw:text-style-name="P10" draw:layer="layout" svg:width="7.938cm" svg:height="1.297cm" svg:x="5.251cm" svg:y="17.503cm">
            <text:p text:style-name="P6"><text:span text:style-name="T6">Thread per host</text:span></text:p>
          </draw:rect>
          <draw:rect draw:style-name="gr33" draw:text-style-name="P10" draw:layer="layout" svg:width="9.158cm" svg:height="2.426cm" svg:x="14.207cm" svg:y="16.374cm">
            <text:p text:style-name="P6"><text:span text:style-name="T6">Thread per guest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8" svg:path="m-0.0779642857142857 0.000476190476190476 0.00289285714285714 0.391571428571429h0.122142857142857 0.114821428571429l-0.00142857142857142 0.127904761904762h0.0130714285714286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109" svg:path="m0.0461133605513521 0.0199047619047619-0.00269185894074456 0.36247619047619h-0.216445398531725v0.133714285714286h-0.0175801651809124"/>
                </anim:par>
              </anim:par>
              <anim:par smil:begin="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tunnel" presentation:presentation-page-layout-name="AL2T19">
        <office:forms form:automatic-focus="false" form:apply-design-mode="false"/>
        <draw:frame presentation:style-name="pr11" draw:text-style-name="P17" draw:layer="layout" svg:width="24cm" svg:height="3.984cm" svg:x="2cm" svg:y="0.93cm" presentation:class="title" presentation:user-transformed="true">
          <draw:text-box>
            <text:p text:style-name="P17"><text:span text:style-name="T12">Guest 2 Guest</text:span><text:span text:style-name="T12"><text:line-break/></text:span><text:span text:style-name="T12"/></text:p>
          </draw:text-box>
        </draw:frame>
        <draw:frame presentation:style-name="pr4" draw:text-style-name="P5" draw:layer="layout" svg:width="24cm" svg:height="2.844cm" svg:x="2cm" svg:y="1.501cm" presentation:class="title" presentation:user-transformed="true">
          <draw:text-box>
            <text:p/>
          </draw:text-box>
        </draw:frame>
        <draw:rect draw:style-name="gr2" draw:text-style-name="P7" draw:layer="layout" svg:width="9.317cm" svg:height="1.661cm" svg:x="3.843cm" svg:y="5.081cm">
          <text:p text:style-name="P6"><text:span text:style-name="T3">Guest</text:span></text:p>
        </draw:rect>
        <draw:rect draw:style-name="gr4" draw:text-style-name="P19" draw:layer="layout" svg:width="1.978cm" svg:height="1.66cm" svg:x="8.764cm" svg:y="8.349cm">
          <text:p text:style-name="P6"><text:span text:style-name="T14">tap</text:span></text:p>
        </draw:rect>
        <draw:rect draw:style-name="gr5" draw:text-style-name="P10" draw:layer="layout" svg:width="2.261cm" svg:height="1.66cm" svg:x="2.453cm" svg:y="8.309cm">
          <text:p text:style-name="P6"><text:span text:style-name="T6">KVM</text:span></text:p>
        </draw:rect>
        <draw:rect draw:style-name="gr7" draw:text-style-name="P19" draw:layer="layout" svg:width="2.623cm" svg:height="1.66cm" svg:x="5.476cm" svg:y="8.31cm">
          <text:p text:style-name="P6"><text:span text:style-name="T14">Vhost</text:span></text:p>
        </draw:rect>
        <draw:rect draw:style-name="gr4" draw:text-style-name="P20" draw:layer="layout" svg:width="4.677cm" svg:height="1.66cm" svg:x="11.646cm" svg:y="8.35cm">
          <text:p text:style-name="P6"><text:span text:style-name="T15">bridge</text:span></text:p>
        </draw:rect>
        <draw:custom-shape draw:style-name="gr10" draw:text-style-name="P6" draw:layer="layout" svg:width="0.42cm" svg:height="1.569cm" svg:x="3.972cm" svg:y="6.7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773cm" svg:height="0.604cm" svg:x="4.714cm" svg:y="8.8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45cm" svg:height="0.563cm" svg:x="8.131cm" svg:y="8.8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871cm" svg:height="0.522cm" svg:x="10.775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7" draw:layer="layout" svg:width="8.471cm" svg:height="1.661cm" svg:x="14.892cm" svg:y="5.081cm">
          <text:p text:style-name="P6"><text:span text:style-name="T3">Guest</text:span></text:p>
        </draw:rect>
        <draw:rect draw:style-name="gr4" draw:text-style-name="P19" draw:layer="layout" svg:width="1.799cm" svg:height="1.66cm" svg:x="17.09cm" svg:y="8.349cm">
          <text:p text:style-name="P6"><text:span text:style-name="T14">tap</text:span></text:p>
        </draw:rect>
        <draw:rect draw:style-name="gr5" draw:text-style-name="P19" draw:layer="layout" svg:width="2.056cm" svg:height="1.66cm" svg:x="22.571cm" svg:y="8.309cm">
          <text:p text:style-name="P6"><text:span text:style-name="T14">KVM</text:span></text:p>
        </draw:rect>
        <draw:rect draw:style-name="gr7" draw:text-style-name="P19" draw:layer="layout" svg:width="2.384cm" svg:height="1.66cm" svg:x="19.494cm" svg:y="8.31cm">
          <text:p text:style-name="P6"><text:span text:style-name="T14">Vhost</text:span></text:p>
        </draw:rect>
        <draw:custom-shape draw:style-name="gr10" draw:text-style-name="P6" draw:layer="layout" svg:width="0.382cm" svg:height="1.569cm" svg:x="22.864cm" svg:y="6.788cm">
          <text:p/>
          <draw:enhanced-geometry svg:viewBox="0 0 21600 21600" draw:mirror-horizontal="tru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703cm" svg:height="0.604cm" svg:x="21.859cm" svg:y="8.879cm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586cm" svg:height="0.563cm" svg:x="18.878cm" svg:y="8.879cm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792cm" svg:height="0.522cm" svg:x="16.268cm" svg:y="9cm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rect draw:style-name="gr16" draw:text-style-name="P6" draw:layer="layout" svg:width="5.785cm" svg:height="1.575cm" svg:x="2.466cm" svg:y="3.244cm">
            <text:p/>
          </draw:rect>
          <draw:line draw:style-name="gr16" draw:text-style-name="P6" draw:layer="layout" svg:x1="5.383cm" svg:y1="3.864cm" svg:x2="8.251cm" svg:y2="3.219cm">
            <text:p/>
          </draw:line>
          <draw:line draw:style-name="gr16" draw:text-style-name="P6" draw:layer="layout" svg:x1="2.466cm" svg:y1="3.245cm" svg:x2="5.334cm" svg:y2="3.838cm">
            <text:p/>
          </draw:line>
        </draw:g>
        <draw:g draw:id="id111">
          <draw:rect draw:style-name="gr16" draw:text-style-name="P6" draw:layer="layout" svg:width="5.785cm" svg:height="1.575cm" svg:x="2.344cm" svg:y="3.244cm">
            <text:p/>
          </draw:rect>
          <draw:line draw:style-name="gr16" draw:text-style-name="P6" draw:layer="layout" svg:x1="5.261cm" svg:y1="3.864cm" svg:x2="8.129cm" svg:y2="3.219cm">
            <text:p/>
          </draw:line>
          <draw:line draw:style-name="gr16" draw:text-style-name="P6" draw:layer="layout" svg:x1="2.344cm" svg:y1="3.245cm" svg:x2="5.212cm" svg:y2="3.838cm">
            <text:p/>
          </draw:line>
        </draw:g>
        <draw:g draw:id="id112">
          <draw:line draw:style-name="gr11" draw:text-style-name="P6" draw:layer="layout" svg:x1="4.559cm" svg:y1="18.783cm" svg:x2="4.559cm" svg:y2="15.836cm">
            <text:p/>
          </draw:line>
          <draw:line draw:style-name="gr11" draw:text-style-name="P6" draw:layer="layout" svg:x1="4.559cm" svg:y1="18.801cm" svg:x2="23.853cm" svg:y2="18.801cm">
            <text:p/>
          </draw:line>
          <draw:rect draw:style-name="gr45" draw:text-style-name="P10" draw:layer="layout" svg:width="7.938cm" svg:height="2.437cm" svg:x="5.251cm" svg:y="16.364cm">
            <text:p text:style-name="P6"><text:span text:style-name="T6">Thread per host</text:span></text:p>
          </draw:rect>
          <draw:rect draw:style-name="gr33" draw:text-style-name="P10" draw:layer="layout" svg:width="9.158cm" svg:height="1.42cm" svg:x="14.207cm" svg:y="17.381cm">
            <text:p text:style-name="P6"><text:span text:style-name="T6">Thread per guest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11" svg:path="m-0.00645397594065876 0.0101904761904762 0.000631461624197722 0.372190476190476h0.0501222664206925"/>
                </anim:par>
              </anim:par>
              <anim:par smil:begin="2s">
                <anim:par smil:begin="1s" smil:fill="hold" smil:accelerate="0.5" smil:decelerate="0.5" presentation:node-type="after-previous" presentation:preset-class="motion-path">
                  <anim:animateMotion smil:dur="2s" smil:fill="hold" smil:targetElement="id111" svg:path="m0.0502156281915822 0.382380952380952h0.0983903537074218l0.305533722119363-0.00195238095238093 0.107324944814459-0.00195238095238098h-0.00296599131012321"/>
                </anim:par>
              </anim:par>
              <anim:par smil:begin="5s">
                <anim:par smil:begin="1s" smil:fill="hold" smil:accelerate="0.5" smil:decelerate="0.5" presentation:node-type="after-previous" presentation:preset-class="motion-path">
                  <anim:animateMotion smil:dur="2s" smil:fill="hold" smil:targetElement="id111" svg:path="m0.559860189963619 0.378523310538791h0.0947105562808415l0.00144569352476343-0.379808990802799"/>
                </anim:par>
              </anim:par>
              <anim:par smil:begin="8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tunnel" presentation:presentation-page-layout-name="AL1T1">
        <office:forms form:automatic-focus="false" form:apply-design-mode="false"/>
        <draw:frame presentation:style-name="pr4" draw:text-style-name="P17" draw:layer="layout" svg:width="24cm" svg:height="2.844cm" svg:x="2cm" svg:y="1.5cm" presentation:class="title" presentation:user-transformed="true">
          <draw:text-box>
            <text:p text:style-name="P17"><text:span text:style-name="T12">status</text:span></text:p>
          </draw:text-box>
        </draw:frame>
        <draw:frame draw:name="Object 1" draw:style-name="gr46" draw:layer="layout" svg:width="23.5cm" svg:height="10.5cm" svg:x="2.326cm" svg:y="5.5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2" draw:layer="layout" svg:width="23.5cm" svg:height="16.127cm" svg:x="2cm" svg:y="3.949cm" presentation:class="outline" presentation:user-transformed="true">
          <draw:text-box>
            <text:list text:style-name="L2">
              <text:list-item>
                <text:p><text:span text:style-name="T12">ioevenfd/irqf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V</text:span></text:p>
              </text:list-item>
              <text:list-item>
                <text:p><text:span text:style-name="T12">Vhost-ne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V</text:span></text:p>
              </text:list-item>
              <text:list-item>
                <text:p><text:span text:style-name="T12">Virtio-net tuning</text:span><text:span text:style-name="T12"><text:tab/></text:span><text:span text:style-name="T12"><text:tab/></text:span><text:span text:style-name="T12"><text:tab/></text:span><text:span text:style-name="T12"><text:tab/></text:span><text:span text:style-name="T12">V</text:span></text:p>
              </text:list-item>
              <text:list-item>
                <text:p><text:span text:style-name="T12">Macvtap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V</text:span></text:p>
              </text:list-item>
              <text:list-item>
                <text:p><text:span text:style-name="T12">Mergeable buffers</text:span><text:span text:style-name="T12"><text:tab/></text:span><text:span text:style-name="T12"><text:tab/></text:span><text:span text:style-name="T12"><text:tab/></text:span><text:span text:style-name="T12">V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tunnel" presentation:presentation-page-layout-name="AL1T1">
        <office:forms form:automatic-focus="false" form:apply-design-mode="false"/>
        <draw:frame presentation:style-name="pr10" draw:text-style-name="P17" draw:layer="layout" svg:width="24cm" svg:height="2.593cm" svg:x="2cm" svg:y="1.625cm" presentation:class="title">
          <draw:text-box>
            <text:p text:style-name="P17"><text:span text:style-name="T12">TODO</text:span></text:p>
          </draw:text-box>
        </draw:frame>
        <draw:frame presentation:style-name="pr13" draw:layer="layout" svg:width="23.5cm" svg:height="10.25cm" svg:x="2cm" svg:y="5.5cm" presentation:class="outline">
          <draw:text-box>
            <text:list text:style-name="L2">
              <text:list-item>
                <text:p><text:span text:style-name="T12">Zero copy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+</text:span></text:p>
              </text:list-item>
              <text:list-item>
                <text:p><text:span text:style-name="T12">Multiqueu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+</text:span></text:p>
              </text:list-item>
              <text:list-item>
                <text:p><text:span text:style-name="T12">Virtio ring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+</text:span></text:p>
              </text:list-item>
              <text:list-item>
                <text:p><text:span text:style-name="T12">Threading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?</text:span></text:p>
              </text:list-item>
              <text:list-item>
                <text:p><text:span text:style-name="T12">Level interrupts</text:span><text:span text:style-name="T12"><text:tab/></text:span><text:span text:style-name="T12"><text:tab/></text:span><text:span text:style-name="T12"><text:tab/></text:span><text:span text:style-name="T12"><text:tab/></text:span><text:span text:style-name="T12">?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office:forms form:automatic-focus="false" form:apply-design-mode="false"/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Tunnel</dc:title>
    <dc:description>Presentation Layout Template</dc:description>
    <meta:creation-date>2010-08-03T13:58:12.28</meta:creation-date>
    <dc:language>en-US</dc:language>
    <meta:editing-cycles>90</meta:editing-cycles>
    <meta:editing-duration>PT23H17M53S</meta:editing-duration>
    <meta:initial-creator>m l</meta:initial-creator>
    <dc:date>2010-08-10T07:23:14</dc:date>
    <dc:creator>Michael Tsirkin</dc:creator>
    <meta:document-statistic meta:object-count="533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D:/OpenOffice.org/OpenOffice.org%203/Basis/share/template/en-US/layout/lyt-tunnel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06:4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